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ee6" officeooo:paragraph-rsid="00141e79"/>
    </style:style>
    <style:style style:name="P2" style:family="paragraph" style:parent-style-name="Standard">
      <style:text-properties officeooo:rsid="0021a40a" officeooo:paragraph-rsid="00141e79"/>
    </style:style>
    <style:style style:name="P3" style:family="paragraph" style:parent-style-name="Standard">
      <style:text-properties officeooo:rsid="0016bee6" officeooo:paragraph-rsid="00141e79" fo:background-color="#000000"/>
    </style:style>
    <style:style style:name="P4" style:family="paragraph" style:parent-style-name="Standard">
      <style:text-properties officeooo:paragraph-rsid="00141e79"/>
    </style:style>
    <style:style style:name="P5" style:family="paragraph" style:parent-style-name="Standard">
      <style:text-properties fo:language="en" fo:country="US"/>
    </style:style>
    <style:style style:name="P6" style:family="paragraph" style:parent-style-name="Standard">
      <style:text-properties fo:language="en" fo:country="US" officeooo:rsid="003fbf0d" officeooo:paragraph-rsid="003fbf0d"/>
    </style:style>
    <style:style style:name="P7" style:family="paragraph" style:parent-style-name="Standard">
      <style:text-properties fo:language="en" fo:country="US" officeooo:rsid="003fbf0d" officeooo:paragraph-rsid="0040bd3e"/>
    </style:style>
    <style:style style:name="P8" style:family="paragraph" style:parent-style-name="Standard">
      <style:text-properties fo:language="en" fo:country="US" officeooo:rsid="003fbf0d" officeooo:paragraph-rsid="005ab03f"/>
    </style:style>
    <style:style style:name="P9" style:family="paragraph" style:parent-style-name="Standard">
      <style:text-properties fo:language="en" fo:country="US" officeooo:rsid="003fbf0d" officeooo:paragraph-rsid="005edbcb"/>
    </style:style>
    <style:style style:name="P10" style:family="paragraph" style:parent-style-name="Standard">
      <style:text-properties fo:language="en" fo:country="US" fo:font-weight="bold" officeooo:rsid="003fbf0d" officeooo:paragraph-rsid="003fbf0d" style:font-weight-asian="bold" style:font-weight-complex="bold"/>
    </style:style>
    <style:style style:name="P11" style:family="paragraph" style:parent-style-name="Standard">
      <style:text-properties fo:language="en" fo:country="US" fo:font-weight="bold" officeooo:rsid="0044b87e" officeooo:paragraph-rsid="004b7187" style:font-weight-asian="bold" style:font-weight-complex="bold"/>
    </style:style>
    <style:style style:name="P12" style:family="paragraph" style:parent-style-name="Standard">
      <style:text-properties fo:language="en" fo:country="US" fo:font-weight="bold" officeooo:rsid="0047d415" officeooo:paragraph-rsid="0047d415" style:font-weight-asian="bold" style:font-weight-complex="bold"/>
    </style:style>
    <style:style style:name="P13" style:family="paragraph" style:parent-style-name="Standard">
      <style:text-properties fo:language="en" fo:country="US" fo:font-weight="bold" officeooo:rsid="003fbf0d" officeooo:paragraph-rsid="003fbf0d" fo:background-color="#e0c2cd" style:font-weight-asian="bold" style:font-weight-complex="bold"/>
    </style:style>
    <style:style style:name="P14" style:family="paragraph" style:parent-style-name="Standard">
      <style:text-properties fo:language="en" fo:country="US" fo:font-weight="bold" officeooo:rsid="00432659" officeooo:paragraph-rsid="00432659" fo:background-color="#e8f2a1" style:font-weight-asian="bold" style:font-weight-complex="bold"/>
    </style:style>
    <style:style style:name="P15" style:family="paragraph" style:parent-style-name="Standard">
      <style:text-properties fo:language="en" fo:country="US" fo:font-weight="bold" officeooo:rsid="0044b87e" officeooo:paragraph-rsid="0044b87e" fo:background-color="#e8f2a1" style:font-weight-asian="bold" style:font-weight-complex="bold"/>
    </style:style>
    <style:style style:name="P16" style:family="paragraph" style:parent-style-name="Standard">
      <style:text-properties fo:language="en" fo:country="US" officeooo:rsid="0040bd3e" officeooo:paragraph-rsid="0040bd3e"/>
    </style:style>
    <style:style style:name="P17" style:family="paragraph" style:parent-style-name="Standard">
      <style:text-properties fo:language="en" fo:country="US" officeooo:rsid="00432659" officeooo:paragraph-rsid="00432659"/>
    </style:style>
    <style:style style:name="P18" style:family="paragraph" style:parent-style-name="Standard">
      <style:text-properties fo:language="en" fo:country="US" officeooo:rsid="0044b87e" officeooo:paragraph-rsid="0044b87e"/>
    </style:style>
    <style:style style:name="P19" style:family="paragraph" style:parent-style-name="Standard">
      <style:text-properties fo:language="en" fo:country="US" officeooo:rsid="0044b87e" officeooo:paragraph-rsid="0045ba56"/>
    </style:style>
    <style:style style:name="P20" style:family="paragraph" style:parent-style-name="Standard">
      <style:text-properties fo:language="en" fo:country="US" officeooo:rsid="0044b87e" officeooo:paragraph-rsid="0046634b"/>
    </style:style>
    <style:style style:name="P21" style:family="paragraph" style:parent-style-name="Standard">
      <style:text-properties fo:language="en" fo:country="US" officeooo:rsid="0044b87e" officeooo:paragraph-rsid="0047d415"/>
    </style:style>
    <style:style style:name="P22" style:family="paragraph" style:parent-style-name="Standard">
      <style:text-properties fo:language="en" fo:country="US" officeooo:rsid="0044b87e" officeooo:paragraph-rsid="0048b54d"/>
    </style:style>
    <style:style style:name="P23" style:family="paragraph" style:parent-style-name="Standard">
      <style:text-properties fo:language="en" fo:country="US" officeooo:rsid="0044b87e" officeooo:paragraph-rsid="004a2c90"/>
    </style:style>
    <style:style style:name="P24" style:family="paragraph" style:parent-style-name="Standard">
      <style:text-properties fo:language="en" fo:country="US" officeooo:rsid="0044b87e" officeooo:paragraph-rsid="004b7187"/>
    </style:style>
    <style:style style:name="P25" style:family="paragraph" style:parent-style-name="Standard">
      <style:text-properties fo:language="en" fo:country="US" officeooo:paragraph-rsid="0046634b"/>
    </style:style>
    <style:style style:name="P26" style:family="paragraph" style:parent-style-name="Standard">
      <style:text-properties fo:language="en" fo:country="US" officeooo:rsid="0044b87e" officeooo:paragraph-rsid="0046634b" fo:background-color="#e0c2cd"/>
    </style:style>
    <style:style style:name="P27" style:family="paragraph" style:parent-style-name="Standard">
      <style:text-properties fo:language="en" fo:country="US" officeooo:rsid="0044b87e" officeooo:paragraph-rsid="0047d415" fo:background-color="#e0c2cd"/>
    </style:style>
    <style:style style:name="P28" style:family="paragraph" style:parent-style-name="Standard">
      <style:text-properties fo:language="en" fo:country="US" officeooo:rsid="0044b87e" officeooo:paragraph-rsid="0048b54d" fo:background-color="#e0c2cd"/>
    </style:style>
    <style:style style:name="P29" style:family="paragraph" style:parent-style-name="Standard">
      <style:text-properties fo:language="en" fo:country="US" officeooo:rsid="0044b87e" officeooo:paragraph-rsid="004a2c90" fo:background-color="#e0c2cd"/>
    </style:style>
    <style:style style:name="P30" style:family="paragraph" style:parent-style-name="Standard">
      <style:text-properties fo:language="en" fo:country="US" officeooo:rsid="0044b87e" officeooo:paragraph-rsid="004b7187" fo:background-color="#e0c2cd"/>
    </style:style>
    <style:style style:name="P31" style:family="paragraph" style:parent-style-name="Standard">
      <style:text-properties fo:language="en" fo:country="US" officeooo:rsid="0044b87e" officeooo:paragraph-rsid="004c3a6f" fo:background-color="#e0c2cd"/>
    </style:style>
    <style:style style:name="P32" style:family="paragraph" style:parent-style-name="Standard">
      <style:text-properties fo:language="en" fo:country="US" officeooo:rsid="0044b87e" officeooo:paragraph-rsid="0044b87e" fo:background-color="#e0c2cd"/>
    </style:style>
    <style:style style:name="P33" style:family="paragraph" style:parent-style-name="Standard">
      <style:text-properties fo:language="en" fo:country="US" officeooo:rsid="0044b87e" officeooo:paragraph-rsid="0045ba56" fo:background-color="#e0c2cd"/>
    </style:style>
    <style:style style:name="P34" style:family="paragraph" style:parent-style-name="Standard">
      <style:text-properties fo:language="en" fo:country="US" fo:background-color="#e0c2cd"/>
    </style:style>
    <style:style style:name="P35" style:family="paragraph" style:parent-style-name="Standard">
      <style:text-properties fo:language="en" fo:country="US" officeooo:paragraph-rsid="0046634b" fo:background-color="#e0c2cd"/>
    </style:style>
    <style:style style:name="P36" style:family="paragraph" style:parent-style-name="Standard">
      <style:text-properties fo:language="en" fo:country="US" officeooo:paragraph-rsid="0050adda" fo:background-color="#e0c2cd"/>
    </style:style>
    <style:style style:name="P37" style:family="paragraph" style:parent-style-name="Standard">
      <style:text-properties fo:language="en" fo:country="US" officeooo:rsid="004a2c90" officeooo:paragraph-rsid="004a2c90" fo:background-color="#e0c2cd"/>
    </style:style>
    <style:style style:name="P38" style:family="paragraph" style:parent-style-name="Standard">
      <style:text-properties fo:language="en" fo:country="US" officeooo:rsid="003fbf0d" officeooo:paragraph-rsid="003fbf0d" fo:background-color="#e0c2cd"/>
    </style:style>
    <style:style style:name="P39" style:family="paragraph" style:parent-style-name="Standard">
      <style:text-properties fo:language="en" fo:country="US" officeooo:rsid="003fbf0d" officeooo:paragraph-rsid="0040bd3e" fo:background-color="#e0c2cd"/>
    </style:style>
    <style:style style:name="P40" style:family="paragraph" style:parent-style-name="Standard">
      <style:text-properties fo:language="en" fo:country="US" officeooo:rsid="003fbf0d" officeooo:paragraph-rsid="00424ebd" fo:background-color="#e0c2cd"/>
    </style:style>
    <style:style style:name="P41" style:family="paragraph" style:parent-style-name="Standard">
      <style:text-properties fo:language="en" fo:country="US" officeooo:rsid="003fbf0d" officeooo:paragraph-rsid="00432659" fo:background-color="#e0c2cd"/>
    </style:style>
    <style:style style:name="P42" style:family="paragraph" style:parent-style-name="Standard">
      <style:text-properties fo:language="en" fo:country="US" officeooo:rsid="003fbf0d" officeooo:paragraph-rsid="005ab03f" fo:background-color="#e0c2cd"/>
    </style:style>
    <style:style style:name="P43" style:family="paragraph" style:parent-style-name="Standard">
      <style:text-properties fo:language="en" fo:country="US" officeooo:rsid="0040bd3e" officeooo:paragraph-rsid="0040bd3e" fo:background-color="#e0c2cd"/>
    </style:style>
    <style:style style:name="P44" style:family="paragraph" style:parent-style-name="Standard">
      <style:text-properties fo:language="en" fo:country="US" officeooo:rsid="0047d415" officeooo:paragraph-rsid="0047d415" fo:background-color="#e0c2cd"/>
    </style:style>
    <style:style style:name="P45" style:family="paragraph" style:parent-style-name="Standard">
      <style:text-properties fo:language="en" fo:country="US" officeooo:rsid="0047d415" officeooo:paragraph-rsid="0047d415"/>
    </style:style>
    <style:style style:name="P46" style:family="paragraph" style:parent-style-name="Standard">
      <style:text-properties fo:language="en" fo:country="US" officeooo:rsid="004a2c90" officeooo:paragraph-rsid="004a2c90"/>
    </style:style>
    <style:style style:name="P47" style:family="paragraph" style:parent-style-name="Standard">
      <style:text-properties fo:language="en" fo:country="US" officeooo:rsid="004a2c90" officeooo:paragraph-rsid="004a2c90" fo:background-color="#ffff00"/>
    </style:style>
    <style:style style:name="P48" style:family="paragraph" style:parent-style-name="Standard">
      <style:text-properties fo:language="en" fo:country="US" officeooo:rsid="0047d415" officeooo:paragraph-rsid="0047d415" fo:background-color="#ffff00"/>
    </style:style>
    <style:style style:name="P49" style:family="paragraph" style:parent-style-name="Standard">
      <style:text-properties fo:language="en" fo:country="US" officeooo:rsid="0044b87e" officeooo:paragraph-rsid="0044b87e" fo:background-color="#ffff00"/>
    </style:style>
    <style:style style:name="P50" style:family="paragraph" style:parent-style-name="Standard">
      <style:text-properties fo:language="en" fo:country="US" officeooo:rsid="0040bd3e" officeooo:paragraph-rsid="0040bd3e" fo:background-color="#ffff00"/>
    </style:style>
    <style:style style:name="P51" style:family="paragraph" style:parent-style-name="Standard">
      <style:text-properties fo:language="en" fo:country="US" officeooo:rsid="003fbf0d" officeooo:paragraph-rsid="003fbf0d" fo:background-color="#ffff00"/>
    </style:style>
    <style:style style:name="P52" style:family="paragraph" style:parent-style-name="Standard">
      <style:text-properties fo:language="en" fo:country="US" officeooo:rsid="0056f5ae" officeooo:paragraph-rsid="0056f5ae" fo:background-color="#ffff00"/>
    </style:style>
    <style:style style:name="P53" style:family="paragraph" style:parent-style-name="Standard">
      <style:text-properties fo:language="en" fo:country="US" officeooo:rsid="003fbf0d" officeooo:paragraph-rsid="0050adda" fo:background-color="#e8f2a1"/>
    </style:style>
    <style:style style:name="P54" style:family="paragraph" style:parent-style-name="Standard">
      <style:text-properties fo:language="en" fo:country="US" officeooo:rsid="003fbf0d" officeooo:paragraph-rsid="004ec46d" fo:background-color="#e8f2a1"/>
    </style:style>
    <style:style style:name="P55" style:family="paragraph" style:parent-style-name="Standard">
      <style:text-properties fo:language="en" fo:country="US" officeooo:rsid="003fbf0d" officeooo:paragraph-rsid="003fbf0d" fo:background-color="#e8f2a1"/>
    </style:style>
    <style:style style:name="P56" style:family="paragraph" style:parent-style-name="Standard">
      <style:text-properties fo:language="en" fo:country="US" officeooo:rsid="003fbf0d" officeooo:paragraph-rsid="00621e28" fo:background-color="#e8f2a1"/>
    </style:style>
    <style:style style:name="P57" style:family="paragraph" style:parent-style-name="Standard">
      <style:text-properties fo:language="en" fo:country="US" officeooo:rsid="0040bd3e" officeooo:paragraph-rsid="0040bd3e" fo:background-color="#e8f2a1"/>
    </style:style>
    <style:style style:name="P58" style:family="paragraph" style:parent-style-name="Standard">
      <style:text-properties fo:language="en" fo:country="US" officeooo:rsid="00621e28" officeooo:paragraph-rsid="00621e28" fo:background-color="#e8f2a1"/>
    </style:style>
    <style:style style:name="P59" style:family="paragraph" style:parent-style-name="Standard">
      <style:text-properties fo:language="en" fo:country="US" officeooo:rsid="0044b87e" officeooo:paragraph-rsid="0044b87e" fo:background-color="#e8f2a1"/>
    </style:style>
    <style:style style:name="P60" style:family="paragraph" style:parent-style-name="Standard">
      <style:text-properties fo:language="en" fo:country="US" officeooo:rsid="0044b87e" officeooo:paragraph-rsid="00641918" fo:background-color="#e8f2a1"/>
    </style:style>
    <style:style style:name="P61" style:family="paragraph" style:parent-style-name="Standard">
      <style:text-properties fo:language="en" fo:country="US" officeooo:rsid="0044b87e" officeooo:paragraph-rsid="0064b8f7" fo:background-color="#e8f2a1"/>
    </style:style>
    <style:style style:name="P62" style:family="paragraph" style:parent-style-name="Standard">
      <style:text-properties fo:language="en" fo:country="US" officeooo:rsid="0044b87e" officeooo:paragraph-rsid="0065d674" fo:background-color="#e8f2a1"/>
    </style:style>
    <style:style style:name="P63" style:family="paragraph" style:parent-style-name="Standard">
      <style:text-properties fo:language="en" fo:country="US" officeooo:rsid="0044b87e" officeooo:paragraph-rsid="0066f63b" fo:background-color="#e8f2a1"/>
    </style:style>
    <style:style style:name="P64" style:family="paragraph" style:parent-style-name="Standard">
      <style:text-properties fo:language="en" fo:country="US" officeooo:paragraph-rsid="00526aa8"/>
    </style:style>
    <style:style style:name="P65" style:family="paragraph" style:parent-style-name="Standard">
      <style:text-properties fo:language="en" fo:country="US" officeooo:rsid="00621e28" officeooo:paragraph-rsid="00621e28"/>
    </style:style>
    <style:style style:name="P66" style:family="paragraph" style:parent-style-name="Standard">
      <style:text-properties officeooo:paragraph-rsid="0046634b"/>
    </style:style>
    <style:style style:name="P67" style:family="paragraph" style:parent-style-name="Standard">
      <style:text-properties officeooo:paragraph-rsid="0046634b" fo:background-color="#e0c2cd"/>
    </style:style>
    <style:style style:name="P68" style:family="paragraph" style:parent-style-name="Standard">
      <style:text-properties officeooo:paragraph-rsid="0048b54d" fo:background-color="#e0c2cd"/>
    </style:style>
    <style:style style:name="P69" style:family="paragraph" style:parent-style-name="Standard">
      <style:text-properties officeooo:paragraph-rsid="004a2c90" fo:background-color="#e0c2cd"/>
    </style:style>
    <style:style style:name="P70" style:family="paragraph" style:parent-style-name="Standard">
      <style:text-properties officeooo:paragraph-rsid="004b7187" fo:background-color="#e0c2cd"/>
    </style:style>
    <style:style style:name="P71" style:family="paragraph" style:parent-style-name="Standard">
      <style:text-properties officeooo:paragraph-rsid="004c3a6f" fo:background-color="#e0c2cd"/>
    </style:style>
    <style:style style:name="P72" style:family="paragraph" style:parent-style-name="Standard">
      <style:text-properties officeooo:paragraph-rsid="00432659" fo:background-color="#e0c2cd"/>
    </style:style>
    <style:style style:name="P73" style:family="paragraph" style:parent-style-name="Standard">
      <style:text-properties officeooo:paragraph-rsid="0044b87e" fo:background-color="#e0c2cd"/>
    </style:style>
    <style:style style:name="P74" style:family="paragraph" style:parent-style-name="Standard">
      <style:text-properties officeooo:paragraph-rsid="0045ba56" fo:background-color="#e0c2cd"/>
    </style:style>
    <style:style style:name="P75" style:family="paragraph" style:parent-style-name="Standard">
      <style:text-properties officeooo:paragraph-rsid="004b7187"/>
    </style:style>
    <style:style style:name="P76" style:family="paragraph">
      <style:text-properties fo:language="en" fo:country="US" fo:background-color="#e0c2cd"/>
    </style:style>
    <style:style style:name="T1" style:family="text">
      <style:text-properties officeooo:rsid="0021a40a"/>
    </style:style>
    <style:style style:name="T2" style:family="text">
      <style:text-properties officeooo:rsid="000d0733" fo:background-color="#ffaa95" loext:char-shading-value="0"/>
    </style:style>
    <style:style style:name="T3" style:family="text">
      <style:text-properties officeooo:rsid="00094b68" fo:background-color="#ffaa95" loext:char-shading-value="0"/>
    </style:style>
    <style:style style:name="T4" style:family="text">
      <style:text-properties officeooo:rsid="00094b68" fo:background-color="#ffffff" loext:char-shading-value="0"/>
    </style:style>
    <style:style style:name="T5" style:family="text">
      <style:text-properties officeooo:rsid="00094b68" fo:background-color="#e8f2a1" loext:char-shading-value="0"/>
    </style:style>
    <style:style style:name="T6" style:family="text">
      <style:text-properties officeooo:rsid="000979ac" fo:background-color="#e8f2a1" loext:char-shading-value="0"/>
    </style:style>
    <style:style style:name="T7" style:family="text">
      <style:text-properties officeooo:rsid="004ec46d" fo:background-color="#e8f2a1" loext:char-shading-value="0"/>
    </style:style>
    <style:style style:name="T8" style:family="text">
      <style:text-properties fo:background-color="#e8f2a1" loext:char-shading-value="0"/>
    </style:style>
    <style:style style:name="T9" style:family="text">
      <style:text-properties officeooo:rsid="0050adda" fo:background-color="#e8f2a1" loext:char-shading-value="0"/>
    </style:style>
    <style:style style:name="T10" style:family="text">
      <style:text-properties officeooo:rsid="005118e3" fo:background-color="#e8f2a1" loext:char-shading-value="0"/>
    </style:style>
    <style:style style:name="T11" style:family="text">
      <style:text-properties officeooo:rsid="004d7ee7" fo:background-color="#e8f2a1" loext:char-shading-value="0"/>
    </style:style>
    <style:style style:name="T12" style:family="text">
      <style:text-properties officeooo:rsid="0051a410" fo:background-color="#e8f2a1" loext:char-shading-value="0"/>
    </style:style>
    <style:style style:name="T13" style:family="text">
      <style:text-properties officeooo:rsid="0053f291" fo:background-color="#e8f2a1" loext:char-shading-value="0"/>
    </style:style>
    <style:style style:name="T14" style:family="text">
      <style:text-properties officeooo:rsid="005ab03f" fo:background-color="#e8f2a1" loext:char-shading-value="0"/>
    </style:style>
    <style:style style:name="T15" style:family="text">
      <style:text-properties officeooo:rsid="005bbd3b" fo:background-color="#e8f2a1" loext:char-shading-value="0"/>
    </style:style>
    <style:style style:name="T16" style:family="text">
      <style:text-properties officeooo:rsid="005c32bd" fo:background-color="#e8f2a1" loext:char-shading-value="0"/>
    </style:style>
    <style:style style:name="T17" style:family="text">
      <style:text-properties officeooo:rsid="005edbcb" fo:background-color="#e8f2a1" loext:char-shading-value="0"/>
    </style:style>
    <style:style style:name="T18" style:family="text">
      <style:text-properties officeooo:rsid="005ecee2" fo:background-color="#e8f2a1" loext:char-shading-value="0"/>
    </style:style>
    <style:style style:name="T19" style:family="text">
      <style:text-properties officeooo:rsid="005ef93c" fo:background-color="#e8f2a1" loext:char-shading-value="0"/>
    </style:style>
    <style:style style:name="T20" style:family="text">
      <style:text-properties officeooo:rsid="00094b68" fo:background-color="#b4c7dc" loext:char-shading-value="0"/>
    </style:style>
    <style:style style:name="T21" style:family="text">
      <style:text-properties officeooo:rsid="000979ac" fo:background-color="#e0c2cd" loext:char-shading-value="0"/>
    </style:style>
    <style:style style:name="T22" style:family="text">
      <style:text-properties officeooo:rsid="00094b68" fo:background-color="#b3cac7" loext:char-shading-value="0"/>
    </style:style>
    <style:style style:name="T23" style:family="text">
      <style:text-properties fo:background-color="#ff6d6d" loext:char-shading-value="0"/>
    </style:style>
    <style:style style:name="T24" style:family="text">
      <style:text-properties officeooo:rsid="005118e3" fo:background-color="#ffff00" loext:char-shading-value="0"/>
    </style:style>
    <style:style style:name="T25" style:family="text">
      <style:text-properties officeooo:rsid="0055b82a" fo:background-color="#ffff00" loext:char-shading-value="0"/>
    </style:style>
    <style:style style:name="T26" style:family="text">
      <style:text-properties fo:background-color="#ffff00" loext:char-shading-value="0"/>
    </style:style>
    <style:style style:name="T27" style:family="text">
      <style:text-properties officeooo:rsid="00526aa8" fo:background-color="#ffff00" loext:char-shading-value="0"/>
    </style:style>
    <style:style style:name="T28" style:family="text">
      <style:text-properties officeooo:rsid="003fbf0d"/>
    </style:style>
    <style:style style:name="T29" style:family="text">
      <style:text-properties fo:font-weight="bold" style:font-weight-asian="bold" style:font-weight-complex="bold"/>
    </style:style>
    <style:style style:name="T30" style:family="text">
      <style:text-properties fo:font-weight="bold" officeooo:rsid="0046634b" style:font-weight-asian="bold" style:font-weight-complex="bold"/>
    </style:style>
    <style:style style:name="T31" style:family="text">
      <style:text-properties fo:font-weight="bold" officeooo:rsid="0048b54d" style:font-weight-asian="bold" style:font-weight-complex="bold"/>
    </style:style>
    <style:style style:name="T32" style:family="text">
      <style:text-properties fo:font-weight="bold" officeooo:rsid="004a2c90" style:font-weight-asian="bold" style:font-weight-complex="bold"/>
    </style:style>
    <style:style style:name="T33" style:family="text">
      <style:text-properties fo:font-weight="bold" officeooo:rsid="004b7187" style:font-weight-asian="bold" style:font-weight-complex="bold"/>
    </style:style>
    <style:style style:name="T34" style:family="text">
      <style:text-properties fo:font-weight="bold" officeooo:rsid="004ec46d" style:font-weight-asian="bold" style:font-weight-complex="bold"/>
    </style:style>
    <style:style style:name="T35" style:family="text">
      <style:text-properties fo:font-weight="bold" officeooo:rsid="0050adda" style:font-weight-asian="bold" style:font-weight-complex="bold"/>
    </style:style>
    <style:style style:name="T36" style:family="text">
      <style:text-properties officeooo:rsid="0044b87e"/>
    </style:style>
    <style:style style:name="T37" style:family="text">
      <style:text-properties officeooo:rsid="0045ba56"/>
    </style:style>
    <style:style style:name="T38" style:family="text">
      <style:text-properties officeooo:rsid="004b7187"/>
    </style:style>
    <style:style style:name="T39" style:family="text">
      <style:text-properties officeooo:rsid="004cdf1f"/>
    </style:style>
    <style:style style:name="T40" style:family="text">
      <style:text-properties fo:background-color="#ffd7d7" loext:char-shading-value="0"/>
    </style:style>
    <style:style style:name="T41" style:family="text">
      <style:text-properties officeooo:rsid="00526aa8" fo:background-color="#ffd7d7" loext:char-shading-value="0"/>
    </style:style>
    <style:style style:name="T42" style:family="text">
      <style:text-properties officeooo:rsid="0056f5ae"/>
    </style:style>
    <style:style style:name="T43" style:family="text">
      <style:text-properties officeooo:rsid="0058d6a5"/>
    </style:style>
    <style:style style:name="T44" style:family="text">
      <style:text-properties officeooo:rsid="005ab03f"/>
    </style:style>
    <style:style style:name="T45" style:family="text">
      <style:text-properties officeooo:rsid="005ef93c"/>
    </style:style>
    <style:style style:name="T46" style:family="text">
      <style:text-properties officeooo:rsid="005f357e"/>
    </style:style>
    <style:style style:name="T47" style:family="text">
      <style:text-properties officeooo:rsid="00610e09"/>
    </style:style>
    <style:style style:name="T48" style:family="text">
      <style:text-properties officeooo:rsid="006125a0"/>
    </style:style>
    <style:style style:name="T49" style:family="text">
      <style:text-properties officeooo:rsid="00621e28"/>
    </style:style>
    <style:style style:name="T50" style:family="text">
      <style:text-properties officeooo:rsid="0062a598"/>
    </style:style>
    <style:style style:name="T51" style:family="text">
      <style:text-properties officeooo:rsid="00641918"/>
    </style:style>
    <style:style style:name="T52" style:family="text">
      <style:text-properties officeooo:rsid="0064b8f7"/>
    </style:style>
    <style:style style:name="T53" style:family="text">
      <style:text-properties officeooo:rsid="0065d674"/>
    </style:style>
    <style:style style:name="T54" style:family="text">
      <style:text-properties officeooo:rsid="0066f63b"/>
    </style:style>
    <style:style style:name="T55" style:family="text">
      <style:text-properties officeooo:rsid="006805f8"/>
    </style:style>
    <style:style style:name="T56" style:family="text">
      <style:text-properties officeooo:rsid="0069de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1064_1694221593"/><text:bookmark-start text:name="__DdeLink__218_3071252961"/>LGT8FX8P Series – Programming Manual 1.0.4<text:span text:style-name="T1">J</text:span></text:p>
      <text:p text:style-name="P1"><text:span text:style-name="T1">Errata </text:span><text:bookmark-start text:name="__DdeLink__1062_1694221593"/><text:bookmark-end text:name="__DdeLink__1064_1694221593"/>Page <text:span text:style-name="T28">20</text:span></text:p>
      <text:p text:style-name="P2">Jake 2019 Oct <text:bookmark-end text:name="__DdeLink__218_3071252961"/><text:bookmark-end text:name="__DdeLink__1062_1694221593"/><text:span text:style-name="T28">21</text:span></text:p>
      <text:p text:style-name="P1"><text:s/><text:span text:style-name="T2">Discrepancy</text:span><text:span text:style-name="T3"> </text:span><text:span text:style-name="T4"><text:s/></text:span><text:span text:style-name="T5">My </text:span><text:span text:style-name="T6">edited</text:span><text:span text:style-name="T5"> text</text:span><text:span text:style-name="T4"> </text:span><text:span text:style-name="T20">ATMEL</text:span><text:bookmark-start text:name="__DdeLink__112_857938602"/><text:span text:style-name="T22"> </text:span><text:bookmark-end text:name="__DdeLink__112_857938602"/><text:span text:style-name="T20">text</text:span><text:span text:style-name="T4"> </text:span><text:span text:style-name="T21">Original+Google Translate</text:span></text:p>
      <text:p text:style-name="P3">------------------------------------------------------------------------------------------------------</text:p>
      <text:p text:style-name="P4"/>
      <text:p text:style-name="P10"><text:bookmark-start text:name="__DdeLink__1418_2932072134"/>E2PCTL Data Register<text:bookmark-end text:name="__DdeLink__1418_2932072134"/></text:p>
      <text:p text:style-name="P38">E2PCTL 数据寄存器</text:p>
      <text:p text:style-name="P6"/>
      <text:p text:style-name="P64"><text:bookmark-start text:name="__DdeLink__1423_2932072134"/><text:span text:style-name="T8">The E2PCTL controller has a</text:span><text:span text:style-name="T7">n internal</text:span><text:span text:style-name="T8"> 4-byte data buffer (E2PD0~3). This 4-byte buffer </text:span><text:span text:style-name="T9">forms</text:span><text:span text:style-name="T8"> the 32-bit data interface </text:span><text:span text:style-name="T9">for </text:span><text:span text:style-name="T8">acces</text:span><text:span text:style-name="T7">sing</text:span><text:span text:style-name="T8"> FLASH. </text:span><text:span text:style-name="T24">This </text:span><text:span text:style-name="T25">cache</text:span><text:span text:style-name="T24"> buffer requires an internal multiplexer the EEDR, to transition between 32-bit Word and 8-bit Byte access modes.</text:span><text:span text:style-name="T8"> When the E2PCTL controller </text:span><text:span text:style-name="T11">i</text:span><text:span text:style-name="T8">s in </text:span><text:span text:style-name="T10">8-bit</text:span><text:span text:style-name="T8"> </text:span><text:span text:style-name="T10">R</text:span><text:span text:style-name="T8">ead/</text:span><text:span text:style-name="T10">W</text:span><text:span text:style-name="T8">rite </text:span><text:span text:style-name="T10">M</text:span><text:span text:style-name="T8">ode, the EEDR </text:span><text:span text:style-name="T10">controls</text:span><text:span text:style-name="T8"> reading and writing byte data </text:span><text:span text:style-name="T12">to the buffer</text:span><text:span text:style-name="T8">. </text:span><text:bookmark-start text:name="__DdeLink__1407_2932072134"/><text:span text:style-name="T40">The </text:span><text:bookmark-start text:name="__DdeLink__1399_2932072134"/><text:span text:style-name="T40">E2PCTL</text:span><text:bookmark-end text:name="__DdeLink__1399_2932072134"/><text:span text:style-name="T40">’</text:span><text:span text:style-name="T41">s lower data register</text:span><text:span text:style-name="T40"> </text:span><text:bookmark-start text:name="__DdeLink__1388_2932072134"/><text:span text:style-name="T40">EEARL</text:span><text:bookmark-end text:name="__DdeLink__1388_2932072134"/><text:span text:style-name="T40">[1:0] </text:span><text:span text:style-name="T41">contains the</text:span><text:span text:style-name="T40"> address information </text:span><text:span text:style-name="T41">in the two LSB.</text:span><text:span text:style-name="T8"> </text:span><text:span text:style-name="T27">These </text:span><text:span text:style-name="T25">two bits</text:span><text:span text:style-name="T27"> are used to </text:span><text:span text:style-name="T26">load the </text:span><text:span text:style-name="T27">correct 8-bit</text:span><text:span text:style-name="T26"> </text:span><text:span text:style-name="T27">Byte </text:span><text:span text:style-name="T26">data into the correct data buffer </text:span><text:span text:style-name="T25">location</text:span><text:span text:style-name="T26">.</text:span><text:span text:style-name="T8"> </text:span><text:span text:style-name="T13">The starting address</text:span><text:span text:style-name="T8"> is based on the current FLASH target address. </text:span><text:span text:style-name="T13">After the</text:span><text:span text:style-name="T8"> </text:span><text:span text:style-name="T13">E2PCTL</text:span><text:span text:style-name="T8"> fills in the other three bytes of data,</text:span><text:span text:style-name="T13"> it</text:span><text:span text:style-name="T8"> updates </text:span><text:span text:style-name="T13">all</text:span><text:span text:style-name="T8"> 32-bit</text:span><text:span text:style-name="T13">s</text:span><text:span text:style-name="T8"> </text:span><text:span text:style-name="T13">in</text:span><text:span text:style-name="T8"> FLASH. When </text:span><text:span text:style-name="T13">the </text:span><text:span text:style-name="T8">E2PCTL </text:span><text:span text:style-name="T13">controller</text:span><text:span text:style-name="T8"> </text:span><text:span text:style-name="T13">i</text:span><text:span text:style-name="T8">s in 32-bit </text:span><text:span text:style-name="T13">R</text:span><text:span text:style-name="T8">ead/</text:span><text:span text:style-name="T13">W</text:span><text:span text:style-name="T8">rite </text:span><text:span text:style-name="T13">M</text:span><text:span text:style-name="T8">ode, the EEDR register can still be used as a data interface. The internal data cache is addressed by EEARL[1:0] as an address to read and write a complete 32-bit data. In addition, you can use the data cache to directly access the registers of the IO space (E0~3). </text:span><text:bookmark-end text:name="__DdeLink__1423_2932072134"/><text:bookmark-end text:name="__DdeLink__1407_2932072134"/></text:p>
      <text:p text:style-name="P5"/>
      <text:p text:style-name="P52">Notes: yellow highlights are additions as I’ve tried to understand this. The line in red is my best estimate of the implied meaning here. I have spent over an hour trying to get this to make sense in translation. I have tried changing punctuation, translating partial sentences, translating it exactly like it is on the PDF and after removing all of the spacing between characters. There is either an issue with the phrase translation <text:s/>or there is a character or grammar mistake in the text.</text:p>
      <text:p text:style-name="P5"/>
      <text:p text:style-name="P34">The E2PCTL controller has a 4-byte data buffer (E2PD0~3) internally. This 4-byte buffer forms the 32-bit data interface that ultimately accesses the FLASH space. When the E2PCTL controller works in the byte read/write mode, the EEDR acts as the interface for reading and writing byte data. <text:span text:style-name="T23">The E2PCTL more EEARL[1:0] address information loads the data into the correct data buffer</text:span> and is based on the current FLASH target address. The data fills in the other three bytes of data and eventually updates the combined full 32-bit data into FLASH. When E2PCTL works in 32-bit read/write mode, the EEDR register can still be used as a common data interface. The internal data cache is addressed by EEARL[1:0] as an address to read and write a complete 32-bit data. In addition, you can directly use the data cache to directly access the registers of the IO space (E0~3). Schematic diagram of data access when E2PCTL works in 8-bit byte read/write mode:</text:p>
      <text:p text:style-name="P34">E2PCTL 控制器内部有 4 个字节的数据缓存(E2PD0~3),此 4 字节的缓存组成最终访问FLASH 空间的 32 位数据接口。</text:p>
      <text:p text:style-name="P34">当 E2PCTL 控制器工作在字节读写模式时,EEDR 作为读写字节数据的接口, E2PCTL 更加 EEARL[1:0]的地址信息加载数据到正确的数据缓存中,并根据当前 FLASH 目标地址的数据</text:p>
      <text:p text:style-name="P34">补齐另外三个字节的数据, 最终将组合的完整 32 位数据更新到 FLASH 中。</text:p>
      <text:p text:style-name="P34">当 E2PCTL 工作在 32 位读写模式时, 此时仍然可以使用 EEDR 寄存器作为一个公用的</text:p>
      <text:p text:style-name="P34">数据接口, 通过 EEARL[1:0]作为地址寻址内部数据缓存,实现读写一个完整的 32 位数据。</text:p>
      <text:p text:style-name="P34">此外,还可以直接使用数据缓存映射到 IO 空间的寄存器直接访问(E0~3)。</text:p>
      <text:p text:style-name="P34"/>
      <text:p text:style-name="P53"><text:bookmark-start text:name="__DdeLink__1397_2932072134"/><text:span text:style-name="T29">E2PCTL - </text:span><text:span text:style-name="T35">8</text:span><text:span text:style-name="T29">-bit </text:span><text:span text:style-name="T34">R</text:span><text:span text:style-name="T29">ead/</text:span><text:span text:style-name="T34">W</text:span><text:span text:style-name="T29">rite </text:span><text:span text:style-name="T34">M</text:span><text:span text:style-name="T29">ode:</text:span><text:bookmark-end text:name="__DdeLink__1397_2932072134"/></text:p>
      <text:p text:style-name="P36">Schematic diagram of data access when E2PCTL works in 8-bit byte read/write mode:</text:p>
      <text:p text:style-name="P34">E2PCTL 工作在 8 位字节读写模式时的数据访问示意图:</text:p>
      <text:p text:style-name="P6"/>
      <text:p text:style-name="P54"><text:bookmark-start text:name="__DdeLink__1393_2932072134"/><text:bookmark-start text:name="__DdeLink__1395_2932072134"/><text:span text:style-name="T29">E2PCTL - 32-bit </text:span><text:span text:style-name="T34">R</text:span><text:span text:style-name="T29">ead/</text:span><text:span text:style-name="T34">W</text:span><text:span text:style-name="T29">rite </text:span><text:span text:style-name="T34">M</text:span><text:span text:style-name="T29">ode:</text:span><text:bookmark-end text:name="__DdeLink__1393_2932072134"/><text:bookmark-end text:name="__DdeLink__1395_2932072134"/></text:p>
      <text:p text:style-name="P38"><text:bookmark-start text:name="__DdeLink__1391_2932072134"/><text:soft-page-break/><text:span text:style-name="T29">Schematic diagram of data access when E2PCTL works <text:s/>32-bit word read/write mode:</text:span><text:bookmark-end text:name="__DdeLink__1391_2932072134"/></text:p>
      <text:p text:style-name="P13">E2PCTL 工作在 32 位字读写模式时的数据访问示意图:</text:p>
      <text:p text:style-name="P6"/>
      <text:p text:style-name="P6"/>
      <text:p text:style-name="P6"/>
      <text:p text:style-name="P6"/>
      <text:p text:style-name="P6"/>
      <text:p text:style-name="P6"/>
      <text:p text:style-name="P55"><text:bookmark-start text:name="__DdeLink__1425_2932072134"/>Byte mode is used for backward compatibility with the byte read and write mode of the LGT8FX8D. <text:s/><text:span text:style-name="T42">The </text:span>LGT8FX8P's built-in FLASH is 32-bit<text:span text:style-name="T42">s in</text:span> width. Using 32-bit read/write mode will bring great benefits to read/write efficiency and <text:span text:style-name="T42">extend the </text:span>FLASH eras<text:span text:style-name="T42">ure</text:span> life <text:span text:style-name="T42">cycle</text:span>. Therefore, 32-bit read/write mode is recommended.<text:bookmark-end text:name="__DdeLink__1425_2932072134"/></text:p>
      <text:p text:style-name="P6"/>
      <text:p text:style-name="P6"/>
      <text:p text:style-name="P6"/>
      <text:p text:style-name="P38">Byte mode is used for backward compatibility with the byte read and write mode of the LGT8FX8D. LGT8FX8P's built-in FLASH is 32-bit interface width. Using 32-bit read/write mode will bring great benefits to read/write efficiency and FLASH erasing life. Therefore, 32-bit read/write mode is recommended.</text:p>
      <text:p text:style-name="P38">字节模式用于向下兼容 LGT8FX8D 的字节读写模式。LGT8FX8P的内置FLASH为32位接口宽度,使用32位读写模式将给读写效率和FLASH的擦写寿命带来极大的好处,因此建议使用32位读写模式。</text:p>
      <text:p text:style-name="P6"/>
      <text:p text:style-name="P6"/>
      <text:p text:style-name="P10"><text:bookmark-start text:name="__DdeLink__1427_2932072134"/>E2PCTL <text:span text:style-name="T56">Emulated</text:span> E2PROM <text:span text:style-name="T56">Read/Write Access</text:span><text:bookmark-end text:name="__DdeLink__1427_2932072134"/></text:p>
      <text:p text:style-name="P38">E2PCTL simulation E2PROM interface algorithm</text:p>
      <text:p text:style-name="P38">E2PCTL 模拟 E2PROM 接口算法</text:p>
      <text:p text:style-name="P6"/>
      <text:p text:style-name="P6"/>
      <text:p text:style-name="P55"><text:bookmark-start text:name="__DdeLink__1429_2932072134"/><text:span text:style-name="T42">As mentioned previously</text:span> FLASH <text:span text:style-name="T42">M</text:span>emory must be erased before writing, and the erase operation is <text:s/><text:span text:style-name="T43">performed in</text:span> page <text:span text:style-name="T43">size blocks</text:span>. <text:span text:style-name="T43">Each Page of Flash Memory inside the</text:span> LGT8FX8P <text:span text:style-name="T43">is</text:span> 1K bytes. <text:span text:style-name="T43">U</text:span>pdat<text:span text:style-name="T43">ing</text:span> a <text:span text:style-name="T43">B</text:span>yte of data <text:span text:style-name="T43">within a single</text:span> <text:span text:style-name="T43">P</text:span>age first <text:span text:style-name="T43">requires</text:span> eras<text:span text:style-name="T43">ing</text:span> the data of the entire <text:span text:style-name="T43">P</text:span>age. <text:span text:style-name="T43">T</text:span>hen <text:span text:style-name="T43">the</text:span> target address data <text:span text:style-name="T43">can be updated while</text:span> simultaneously restor<text:span text:style-name="T43">ing</text:span> <text:span text:style-name="T43">the other unchanged</text:span> bytes <text:span text:style-name="T43">from</text:span> the page. <text:span text:style-name="T43">T</text:span>he whole operation is not only time consuming, but also brings <text:span text:style-name="T43">the r</text:span>isk of data loss <text:span text:style-name="T43">if power is disconnected during the operation.</text:span><text:bookmark-end text:name="__DdeLink__1429_2932072134"/></text:p>
      <text:p text:style-name="P6"/>
      <text:p text:style-name="P6"/>
      <text:p text:style-name="P6"/>
      <text:p text:style-name="P38">We know that the FLASH memory must be erased before writing, and the erase operation is in page units. LGT8FX8P built-in FLASH memory a page size of 1K bytes. Therefore, in order to update a byte of data in the page, it is also necessary to first erase the data of the entire page, then update the target address data, and simultaneously restore the data of other bytes in the page, the whole operation is not only time-consuming, but also brings Risk of data loss due to power failure.</text:p>
      <text:p text:style-name="P38">我们知道, FLASH 存储器在写之前必须先擦除,而擦除操作是以页面为单位的。LGT8FX8P内置FLASH存储器一个页面的大小为1K字节。因此为了更新页面中的一个字节数据, 也需要首先擦除掉整个页面的数据,然后更新目标地址数据,并同时恢复页面中其他字节的数据,整个操作不仅仅耗时,也同时带来因电源意外丢失数据风险。</text:p>
      <text:p text:style-name="P6"/>
      <text:p text:style-name="P6"/>
      <text:p text:style-name="P6"/>
      <text:p text:style-name="P6"/>
      <text:p text:style-name="P6"/>
      <text:p text:style-name="P6"/>
      <text:p text:style-name="P55"><text:bookmark-start text:name="__DdeLink__1431_2932072134"/><text:soft-page-break/><text:span text:style-name="T43">The </text:span>E2PCTL <text:span text:style-name="T43">controller</text:span> internally uses a page exchange algorithm to implement <text:span text:style-name="T44">the emulated </text:span>E2PROM. The page exchange algorithm ensures that when the page erase operation is performed, the original data is not lost due to unexpected situations such as power failure. At the same time, the exchange algorithm uses two pages of space <text:span text:style-name="T44">in the</text:span> exchange. <text:span text:style-name="T44">This</text:span> increases the service life of the <text:span text:style-name="T44">emulated</text:span> E2PROM.<text:bookmark-end text:name="__DdeLink__1431_2932072134"/></text:p>
      <text:p text:style-name="P6"/>
      <text:p text:style-name="P38">E2PCTL internally uses a page exchange algorithm to implement an analog E2PROM. The page exchange algorithm mode ensures that when the page erase operation is performed, the original data is not lost due to unexpected situations such as power failure. At the same time, the exchange algorithm uses two pages of space to exchange each other, which also increases the service life of the simulated E2PROM space.</text:p>
      <text:p text:style-name="P38">E2PCTL内部采用页交换算法实现模拟E2PROM。页交换算法模式可以保证在执行页擦除操作时,不会因为掉电等意外情况导致原有数据的丢失。同时也交换算法使用2个页面空间互为交换的方式交替使用, 也增加了模拟E2PROM空间的使用寿命。</text:p>
      <text:p text:style-name="P6"/>
      <text:p text:style-name="P51">{page 21}</text:p>
      <text:p text:style-name="P6"/>
      <text:p text:style-name="P8"><text:bookmark-start text:name="__DdeLink__1433_2932072134"/><text:span text:style-name="T8">In terms of, </text:span><text:span text:style-name="T14">T</text:span><text:span text:style-name="T8">he E2PCTL controller </text:span><text:span text:style-name="T14">improves </text:span><text:span text:style-name="T8">efficiency </text:span><text:span text:style-name="T14">by</text:span><text:span text:style-name="T8"> implement</text:span><text:span text:style-name="T14">ing</text:span><text:span text:style-name="T8"> a continuous data update mode that reduces re</text:span><text:span text:style-name="T14">dundant</text:span><text:span text:style-name="T8"> erasing </text:span><text:span text:style-name="T14">during</text:span><text:span text:style-name="T8"> </text:span><text:span text:style-name="T14">data</text:span><text:span text:style-name="T8"> updates. </text:span><text:span text:style-name="T14">The</text:span><text:span text:style-name="T8"> </text:span><text:span text:style-name="T14">controller </text:span><text:span text:style-name="T8">manages each page separately. </text:span><text:span text:style-name="T14">T</text:span><text:span text:style-name="T8">he last 2 bytes of </text:span><text:span text:style-name="T14">each</text:span><text:span text:style-name="T8"> page </text:span><text:span text:style-name="T14">is used to store</text:span><text:span text:style-name="T8"> information about the page status. Therefore, </text:span><text:span text:style-name="T14">if</text:span><text:span text:style-name="T8"> the E2PROM emulation </text:span><text:span text:style-name="T14">partition is</text:span><text:span text:style-name="T8"> larger than 1K, the </text:span><text:span text:style-name="T14">user</text:span><text:span text:style-name="T8"> </text:span><text:span text:style-name="T14">must</text:span><text:span text:style-name="T8"> pay </text:span><text:span text:style-name="T14">special</text:span><text:span text:style-name="T8"> attention to the</text:span><text:span text:style-name="T15">se two special</text:span><text:span text:style-name="T8"> address</text:span><text:span text:style-name="T15">es when</text:span><text:span text:style-name="T8"> cross</text:span><text:span text:style-name="T15">ing</text:span><text:span text:style-name="T8"> the 1K </text:span><text:span text:style-name="T15">Page</text:span><text:span text:style-name="T8"> space. </text:span><text:span text:style-name="T15">T</text:span><text:span text:style-name="T8">he last 2 bytes of each 1K space are reserved for E2PCTL use, the user cannot read and write the</text:span><text:span text:style-name="T15">se</text:span><text:span text:style-name="T8"> 2 bytes.</text:span><text:bookmark-end text:name="__DdeLink__1433_2932072134"/></text:p>
      <text:p text:style-name="P6"/>
      <text:p text:style-name="P42">In terms of efficiency, the E2PCTL controller implements a continuous data update mode that reduces the repetitive erasing process caused by repeated data updates.</text:p>
      <text:p text:style-name="P38">In terms of implementation, E2PCTL manages each page separately and occupies the last 2 bytes of a page as information about the page status. Therefore, when users use the E2PROM emulation space larger than 1K, they need to pay attention to the special processing of the address across the 1K space. Because the last 2 bytes of each 1K space are reserved for E2PCTL use, the user cannot read and write the 2 bytes of space normally.</text:p>
      <text:p text:style-name="P42">在效率方面,E2PCTL控制器实现了一种连续数据更新模式,减少了因反复更新数据带来的重复擦写过程。</text:p>
      <text:p text:style-name="P38">在实现方面,E2PCTL对每一个页面单独管理,并占用一个页面最后2个字节作为页面状态的信息。因此用户在使用大于1K的E2PROM模拟空间时,需要注意地址跨过1K空间的特殊处理。因为每1K空间的最后2个字节保留给E2PCTL使用,用户无法对这2个字节的空间进行正常的读写。</text:p>
      <text:p text:style-name="P6"/>
      <text:p text:style-name="P10"><text:bookmark-start text:name="__DdeLink__1435_2932072134"/>The following figure shows the logic diagram of the E2PCTL page-based exchange algorithm:<text:bookmark-end text:name="__DdeLink__1435_2932072134"/></text:p>
      <text:p text:style-name="P38">下图为E2PCTL基于页交换算法的逻辑示意图:</text:p>
      <text:p text:style-name="P6"/>
      <text:p text:style-name="P9"><text:bookmark-start text:name="__DdeLink__1437_2932072134"/><text:span text:style-name="T8">As </text:span><text:span text:style-name="T15">illustrated</text:span><text:span text:style-name="T8">, </text:span><text:span text:style-name="T15">the </text:span><text:span text:style-name="T8">E2PCTL uses </text:span><text:span text:style-name="T15">two 1K byte</text:span><text:span text:style-name="T8"> </text:span><text:span text:style-name="T15">P</text:span><text:span text:style-name="T8">ages </text:span><text:span text:style-name="T15">of FLASH</text:span><text:span text:style-name="T8"> to </text:span><text:span text:style-name="T15">emulate a single page of</text:span><text:span text:style-name="T8"> E2PROM </text:span><text:span text:style-name="T15">Memory</text:span><text:span text:style-name="T8">. One of these two pages is marked as the current page, and the other is the exchange page. </text:span><text:span text:style-name="T15">The </text:span><text:span text:style-name="T8">E2PCTL uses the last 2 bytes of </text:span><text:span text:style-name="T15">each</text:span><text:span text:style-name="T8"> </text:span><text:span text:style-name="T15">P</text:span><text:span text:style-name="T8">age to store </text:span><text:span text:style-name="T15">P</text:span><text:span text:style-name="T8">age information. When we need to update a byte in the page, such as the </text:span><text:span text:style-name="T16">0x</text:span><text:span text:style-name="T8">A0 byte in the </text:span><text:span text:style-name="T15">illustration above</text:span><text:span text:style-name="T8">. First, </text:span><text:span text:style-name="T16">the Swap</text:span><text:span text:style-name="T8"> </text:span><text:span text:style-name="T15">P</text:span><text:span text:style-name="T8">age </text:span><text:span text:style-name="T16">is erased</text:span><text:span text:style-name="T8">, </text:span><text:span text:style-name="T16">but not</text:span><text:span text:style-name="T8"> </text:span><text:span text:style-name="T16">the Current</text:span><text:span text:style-name="T8"> </text:span><text:span text:style-name="T16">P</text:span><text:span text:style-name="T8">age. </text:span><text:span text:style-name="T17">The n</text:span><text:span text:style-name="T16">ext </text:span><text:span text:style-name="T17">step</text:span><text:span text:style-name="T16"> is the definition of</text:span><text:span text:style-name="T8"> the </text:span><text:span text:style-name="T16">Current Page</text:span><text:span text:style-name="T8"> data </text:span><text:span text:style-name="T18">addresses</text:span><text:span text:style-name="T8"> </text:span><text:span text:style-name="T19">from </text:span><text:span text:style-name="T8">before </text:span><text:span text:style-name="T17">and after</text:span><text:span text:style-name="T8"> </text:span><text:span text:style-name="T17">the updated data</text:span><text:span text:style-name="T8"> </text:span><text:span text:style-name="T17">as</text:span><text:span text:style-name="T8"> CP0 </text:span><text:span text:style-name="T17">and CP1 respectively.</text:span><text:span text:style-name="T8"> </text:span><text:span text:style-name="T17">This is where the</text:span><text:span text:style-name="T8"> E2PCTL </text:span><text:span text:style-name="T17">takes over. It</text:span><text:span text:style-name="T8"> will copy the CP0 </text:span><text:span text:style-name="T18">data</text:span><text:span text:style-name="T8"> to the corresponding address</text:span><text:span text:style-name="T18">es</text:span><text:span text:style-name="T8"> of the exchange page. </text:span><text:span text:style-name="T18">Next it</text:span><text:span text:style-name="T8"> write</text:span><text:span text:style-name="T18">s</text:span><text:span text:style-name="T8"> the </text:span><text:span text:style-name="T18">updated</text:span><text:span text:style-name="T8"> data t</text:span><text:span text:style-name="T18">hat triggered this entire process. This is written to</text:span><text:span text:style-name="T8"> the </text:span><text:span text:style-name="T18">Swap</text:span><text:span text:style-name="T8"> </text:span><text:span text:style-name="T18">P</text:span><text:span text:style-name="T8">age </text:span><text:span text:style-name="T18">at the address that corresponds to the address to be changed </text:span><text:span text:style-name="T8">(B0), and </text:span><text:span text:style-name="T17">last</text:span><text:span text:style-name="T8">ly </text:span><text:span text:style-name="T19">CP1 is </text:span><text:span text:style-name="T8">cop</text:span><text:span text:style-name="T19">ied</text:span><text:span text:style-name="T8"> to the exchange page.</text:span><text:bookmark-end text:name="__DdeLink__1437_2932072134"/></text:p>
      <text:p text:style-name="P6"/>
      <text:p text:style-name="P38">As shown, E2PCTL internally uses 2 pages to simulate a page size E2PROM space. One of these two pages is marked as the current page, and the other is the exchange page. E2PCTL uses the last 2 <text:soft-page-break/>bytes of the page to store page information. When we need to update a byte in the page, such as the A0 byte in the above figure. First, we don't erase the current page, but erase the swap page. Then divide the current page into 3 partial operations. The first is the data before A0, we put this part of the space into CP0, then the data after A0, this part of the space is CP1. E2PCTL will copy the data corresponding to CP0 to the corresponding address of the exchange page according to the user configuration, then write the data to be updated to the address corresponding to the exchange page (B0), and finally copy the data of CP1 to the exchange page.</text:p>
      <text:p text:style-name="P38">如图所示,E2PCTL 内部使用2个页面模拟一个页面大小的E2PROM空间。这两个页面一个被标记为当前页面,另外为交换页。E2PCTL使用页面最后2个字节存储页面信息。当我们需要更新页面中的某一个字节时,比如上图中的A0字节。首先,我们不会擦除当前页面,而是擦除交换页。然后将当前页面分为3个部分操作。首先是在A0之前的数据,我们把这部分空间成为CP0,然后是A0之后的数据,这部分空间为CP1。E2PCTL会根据用户配置,将CP0对应的数据复制到交换页的对应地址,然后将需要更新的数据写到交换页对应的地址上(B0),最后是复制CP1的数据到交换页。</text:p>
      <text:p text:style-name="P6"/>
      <text:p text:style-name="P6"/>
      <text:p text:style-name="P55"><text:bookmark-start text:name="__DdeLink__1439_2932072134"/>After completing the above operation, the data has been<text:span text:style-name="T45"> </text:span>exchanged <text:span text:style-name="T45">to the Swap Page</text:span>, but the page status has not been <text:span text:style-name="T45">changed</text:span>. <text:span text:style-name="T45">I</text:span>f <text:span text:style-name="T45">a</text:span> power failure occurs <text:span text:style-name="T46">at any time up to</text:span> this <text:span text:style-name="T45">point in the operation</text:span>, the <text:span text:style-name="T45">Current Page</text:span> data <text:span text:style-name="T45">is unaffected</text:span>, which ensures the integrity of the data. If all goes well, <text:span text:style-name="T46">the last step the </text:span>E2PCTL <text:span text:style-name="T46">controller does is</text:span> <text:span text:style-name="T46">change the</text:span> page status <text:span text:style-name="T46">byte</text:span> <text:span text:style-name="T46">at the very end of CP1 on the Swap Page</text:span>. Th<text:span text:style-name="T46">is action sets the Swap Page as the Current Page</text:span>. The E2PCTL page exchange process is shown in the figure below (1→2→3→4):<text:bookmark-end text:name="__DdeLink__1439_2932072134"/></text:p>
      <text:p text:style-name="P6"/>
      <text:p text:style-name="P38">After completing the above operation, the data has been exchanged, but the page status has not been updated. Therefore, if power failure or other abnormality occurs before this time, the update operation is not completed, and the previous data will not be destroyed, which ensures the integrity of the data. If all goes well, E2PCTL will write the updated page status to the page information of the previous exchange page at the end of CP1's exchange of data to achieve the replacement of the face page. Thereafter, the exchange page becomes the current page. The E2PCTL page exchange process is shown in the figure below (1-&gt;2-&gt;3-&gt;4):</text:p>
      <text:p text:style-name="P39">完成上述操作后,数据已经完成交换,但并没有更新页面状态。因此如果在此之前发生掉电或者其他异常,本次更新操作因为并没有完成,之前的数据并不会被破坏,保证了数据的完整性。如果一切顺利,E2PCTL会在CP1交换数据的最后,将更新的页面状态写到之前的交换页面的页面信息中,实现当面页面的更换。此后,交换页面成为当前页。E2PCTL页面交换过程如下图所示(1→2→3→4):</text:p>
      <text:p text:style-name="P7"/>
      <text:p text:style-name="P50">{page 22}</text:p>
      <text:p text:style-name="P16"/>
      <text:p text:style-name="P57"><text:bookmark-start text:name="__DdeLink__1441_2932072134"/>When the <text:span text:style-name="T46">emulated</text:span> E2PROM <text:span text:style-name="T46">is</text:span> configured <text:span text:style-name="T46">as</text:span> greater than 1K, <text:span text:style-name="T46">the </text:span>E2PCTL <text:span text:style-name="T46">control</text:span> algorithm <text:span text:style-name="T47">still operates within</text:span> the E2PROM <text:span text:style-name="T47">partition</text:span> with the <text:span text:style-name="T47">P</text:span>age as the minimum unit. For example, if the user configures a 2K E2PROM <text:span text:style-name="T47">partition</text:span>, <text:span text:style-name="T47">the</text:span> E2PCTL <text:span text:style-name="T47">requires</text:span> 4 pages (4K) of space <text:span text:style-name="T47">to operate</text:span>. Two pages are <text:span text:style-name="T47">always required</text:span> for implementing <text:span text:style-name="T47">each block of emulated </text:span>E2PROM <text:span text:style-name="T47">memory that the user configures as E2PROM.</text:span><text:bookmark-end text:name="__DdeLink__1441_2932072134"/></text:p>
      <text:p text:style-name="P16"/>
      <text:p text:style-name="P43">When the E2PROM emulation space configured by the system is greater than 1K, E2PCTL is still an emulation algorithm that implements the E2PROM space with the page as the minimum unit. For example, if the user configures a 2K E2PROM area, E2PCTL will actually occupy 4 pages (4K) of space. Two of the pages are a group for implementing E2PROM space that simulates a page size.</text:p>
      <text:p text:style-name="P43">当系统配置的E2PROM模拟空间大于1K时,E2PCTL还是以页面为最小单位实现E2PROM空间的模拟算法。比如如果用户配置了2K的E2PROM区域,实际上E2PCTL将会占用4个页面(4K)的空间。其中2个页面为一组,用于实现模拟一个页面大小的E2PROM空间。</text:p>
      <text:p text:style-name="P16"/>
      <text:p text:style-name="P55"><text:bookmark-start text:name="__DdeLink__1443_2932072134"/><text:soft-page-break/>It should be noted that the 2K byte E2PROM space configured by the user is not continuous, because the last 2 bytes of each page will be used to save page status information.<text:bookmark-end text:name="__DdeLink__1443_2932072134"/></text:p>
      <text:p text:style-name="P6"/>
      <text:p text:style-name="P38">It should be noted that the 2K byte E2PROM space configured by the user is not continuous, because the last 2 bytes of each page will be used to save page status information.</text:p>
      <text:p text:style-name="P40">需要注意的是用户配置的2K字节的E2PROM空间并不连续,因为每个页面的最后2个字节将会被用来保存页面状态信息。</text:p>
      <text:p text:style-name="P17"/>
      <text:p text:style-name="P17"/>
      <text:p text:style-name="P14"><text:bookmark-start text:name="__DdeLink__1448_2932072134"/>E2PCTL Continuous Programming Mode<text:bookmark-end text:name="__DdeLink__1448_2932072134"/></text:p>
      <text:p text:style-name="P38">E2PCTL连续编程模式</text:p>
      <text:p text:style-name="P6"/>
      <text:p text:style-name="P6"/>
      <text:p text:style-name="P6"/>
      <text:p text:style-name="P6"/>
      <text:p text:style-name="P6"/>
      <text:p text:style-name="P56"><text:bookmark-start text:name="__DdeLink__1446_2932072134"/>Since the E2PCTL update will cause page swapping, the <text:span text:style-name="T47">new</text:span> <text:span text:style-name="T47">S</text:span>wap <text:span text:style-name="T47">P</text:span>age will be erased during <text:span text:style-name="T47">the</text:span> swap. Page eras<text:span text:style-name="T47">ure</text:span> is not only time consuming, but <text:span text:style-name="T47">it </text:span>also increases <text:span text:style-name="T47">affects </text:span>FLASH life. Therefore <text:span text:style-name="T47">the </text:span>E2PCTL <text:span text:style-name="T47">controller</text:span> <text:span text:style-name="T47">includes</text:span> a <text:span text:style-name="T47">C</text:span>ontinuous <text:span text:style-name="T47">W</text:span>rite <text:span text:style-name="T47">M</text:span>ode. In the <text:span text:style-name="T47">C</text:span>ontinuous <text:span text:style-name="T47">W</text:span>rite <text:span text:style-name="T47">M</text:span>ode, the user can continuously update the E2PROM area. <text:span text:style-name="T48">T</text:span>he page <text:span text:style-name="T48">update and</text:span> exchange operation is <text:span text:style-name="T48">only</text:span> performed at the end of the continuous address. For applications that need to continuously update a whole block of data, the continuous mode is <text:span text:style-name="T48">a</text:span> more effective <text:span text:style-name="T48">and efficient</text:span>.<text:bookmark-start text:name="__DdeLink__1416_2932072134"/><text:bookmark-end text:name="__DdeLink__1416_2932072134"/></text:p>
      <text:p text:style-name="P56"><text:span text:style-name="T49">C</text:span>ontinuous <text:span text:style-name="T48">P</text:span>rogramming <text:span text:style-name="T48">M</text:span>ode <text:span text:style-name="T49">is set</text:span> <text:span text:style-name="T49">by enabling the SWM bit in the ECCR</text:span> control register. After th<text:span text:style-name="T49">is mode</text:span> is enabled, <text:span text:style-name="T49">the</text:span> subsequent write operation<text:span text:style-name="T49">s</text:span> will directly write data to th<text:span text:style-name="T49">e S</text:span>wap <text:span text:style-name="T49">P</text:span>age <text:span text:style-name="T49">at the corresponding address of the Current Page.</text:span> In SWM mode, the write operation will not perform the CP0/1 area data copy operation. Before writing the last byte, the software disables the continuous mode through SWM and then performs the write. After that, <text:span text:style-name="T49">the </text:span>E2PCTL will perform the complete CP0/1 copy operation and update the page status information.<text:bookmark-end text:name="__DdeLink__1446_2932072134"/></text:p>
      <text:p text:style-name="P6"/>
      <text:p text:style-name="P38">Since the E2PCTL update will cause page swapping, the swap page will be erased during page swapping. Page erase is not only time consuming, but also increases the loss of FLASH lifetime. Therefore E2PCTL adds a continuous write mode. In the continuous write mode, the user can continuously update the E2PROM area, and the page exchange operation is performed only at the end of the continuous address. For applications that need to continuously update a whole block of data, the continuous mode is more effective.</text:p>
      <text:p text:style-name="P38">The SWM bit of the continuous programming mode E2PCTL control register ECCR is enabled. After the continuous mode is enabled, the subsequent write operation will directly write the data to the address corresponding to the swap page. In SWM mode, the write operation will not perform the CP0/1 area data copy operation. Before writing the last byte, the software disables the continuous mode through SWM and then performs the write. After that, E2PCTL will perform the complete CP0/1 copy operation and update the page status information.</text:p>
      <text:p text:style-name="P72">由于通过E2PCTL更新会导致页面交换,页面交换过程中将会对交换页进行擦除,页擦除不仅耗时,也同时会增加FLASH寿命的损耗。因此E2PCTL增加了连续写模式。在连续写模式中,用户可以连续更新E2PROM区域,只有在连续地址的最后,才会进行页交换操作,对于需要连续更新一整块数据的应用,连续模式更加有效。</text:p>
      <text:p text:style-name="P41">连续编程模式E2PCTL控制寄存器ECCR的SWM位使能。连续模式使能后,后续的写操作将直接将数据写到交换页对应的地址上,在SWM模式下,写操作不会执行CP0/1区域数据复制操作。在写最后一个字节前,软件通过SWM禁止连续模式,然后执行写,此后E2PCTL将执行完整的CP0/1复制操作,并更新页面状态信息。</text:p>
      <text:p text:style-name="P6"/>
      <text:p text:style-name="P49">{page 23}</text:p>
      <text:p text:style-name="P18"><text:soft-page-break/></text:p>
      <text:p text:style-name="P15">E2PCTL Read and Write FLASH Program Space</text:p>
      <text:p text:style-name="P32">E2PCTL读写FLASH程序空间</text:p>
      <text:p text:style-name="P65"/>
      <text:p text:style-name="P58">The FLASH Program Memory space is also <text:s/>read and write accessed through the E2PCTL controller. Unlike the emulated E2PROM, accessing FLASH Program Memory is done with software control. <text:span text:style-name="T36">Proceed as follows:</text:span></text:p>
      <text:p text:style-name="P18"/>
      <text:p text:style-name="P32">Through the E2PCTL controller, read and write access to the FLASH space of the program can be realized. Unlike analog E2PROM, access to the FLASH space of the program via E2PCTL requires software control. Proceed as follows:</text:p>
      <text:p text:style-name="P32"><text:bookmark-start text:name="__DdeLink__379_2932072134"/>通过E2PCTL控制器,可以实现对程序FLASH空间的读写访问。与模拟E2PROM不同的<text:bookmark-end text:name="__DdeLink__379_2932072134"/>是,通过E2PCTL对程序FLASH空间的访问完全需要软件控制。步骤如下:</text:p>
      <text:p text:style-name="P18"/>
      <text:p text:style-name="P18"/>
      <text:p text:style-name="P18"/>
      <text:p text:style-name="P18"/>
      <text:p text:style-name="P59">1. <text:span text:style-name="T50">E</text:span>rase the target page. Before updating the data, you need to erase the target page first. The page address is given by the EEAR register. For the erase command control of the FLASH page, please refer to the definition of the EECR register;</text:p>
      <text:p text:style-name="P59">2. Write program FLASH space must be 32 bits as the minimum unit. Set data through E2PD0~3;</text:p>
      <text:p text:style-name="P59">3. The destination address is given by the EEAR register and the address EEAR[1:0] will be ignored.</text:p>
      <text:p text:style-name="P18"/>
      <text:p text:style-name="P32">1. Erase the target page. Before updating the data, you need to erase the target page first. The page address is given by the EEAR register. For the erase command control of the FLASH page, please refer to the definition of the EECR register;</text:p>
      <text:p text:style-name="P32">2. Write program FLASH space must be 32 bits as the minimum unit. Set data through E2PD0~3;</text:p>
      <text:p text:style-name="P32">3. The destination address is given by the EEAR register and the address EEAR[1:0] will be ignored.</text:p>
      <text:p text:style-name="P73"><text:bookmark-start text:name="__DdeLink__382_2932072134"/>1.擦除目标页面,更新数据前需要首先擦除目标页面,页面地址通过EEAR寄存器给<text:bookmark-end text:name="__DdeLink__382_2932072134"/>出。对FLASH页面的擦除命令控制,请参考EECR寄存器的定义;</text:p>
      <text:p text:style-name="P73">2.写程序FLASH空间必须以32位为最小单位。通过E2PD0~3设置数据;</text:p>
      <text:p text:style-name="P32">3.目标地址由EEAR寄存器给出,地址EEAR[1:0]将会被忽略;</text:p>
      <text:p text:style-name="P18"/>
      <text:p text:style-name="P18"/>
      <text:p text:style-name="P60"><text:span text:style-name="T51">In-circuit Application Programming </text:span>(IAP) <text:span text:style-name="T51">of FLASH</text:span> <text:span text:style-name="T51">is done</text:span> <text:span text:style-name="T51">using</text:span> the E2PCTL <text:span text:style-name="T51">controller.</text:span> <text:span text:style-name="T51">This</text:span> is very useful in applications that need to <text:span text:style-name="T51">change</text:span> <text:span text:style-name="T51">software</text:span> in the field <text:span text:style-name="T51">or</text:span> provide customization updates.</text:p>
      <text:p text:style-name="P18"/>
      <text:p text:style-name="P32">The online program update (IAP) function can be implemented through the E2PCTL read/write program FLASH space, which is very useful in applications that need to update application data in the field and provide product customization updates.</text:p>
      <text:p text:style-name="P32">通过E2PCTL读写程序FLASH空间,可以实现在线程序更新(IAP)功能,在一些需要现场更新应用数据以及需要提供产品自定义更新的应用中,非常有用。</text:p>
      <text:p text:style-name="P18"/>
      <text:p text:style-name="P15">E2PCTL Interface Operation Flow</text:p>
      <text:p text:style-name="P32">E2PCTL接口操作流程</text:p>
      <text:p text:style-name="P18"/>
      <text:p text:style-name="P18"/>
      <text:p text:style-name="P18"/>
      <text:p text:style-name="P18"><text:soft-page-break/></text:p>
      <text:p text:style-name="P18"/>
      <text:p text:style-name="P18"/>
      <text:p text:style-name="P18"/>
      <text:p text:style-name="P18"/>
      <text:p text:style-name="P18"/>
      <text:p text:style-name="P18"/>
      <text:p text:style-name="P61">The E2PCTL controller <text:span text:style-name="T52">consists of </text:span>four registers: </text:p>
      <text:p text:style-name="P61">EECR <text:s/>- <text:span text:style-name="T52">E2PCTL C</text:span>ontrol status <text:span text:style-name="T52">R</text:span>egister</text:p>
      <text:p text:style-name="P61">ECCR - <text:span text:style-name="T53">Central Control Register </text:span></text:p>
      <text:p text:style-name="P62"><text:span text:style-name="T52">EEDR - D</text:span>ata <text:span text:style-name="T53">R</text:span>egister<text:span text:style-name="T53">s</text:span> (E2PD0~E2PD3)</text:p>
      <text:p text:style-name="P62">EEAR - <text:span text:style-name="T53">A</text:span>ddress <text:span text:style-name="T53">R</text:span>egister<text:span text:style-name="T53">s</text:span> (EEARL/EEARH)</text:p>
      <text:p text:style-name="P63">The EECR register is used to control the type of selection operation and is used to select an operation instruction, such as setting a read or erase command.</text:p>
      <text:p text:style-name="P59">The ECCR register is used to set the working state of <text:span text:style-name="T54">the </text:span>E2PCTL. Most of the<text:span text:style-name="T54">se</text:span> states need to be set before the E2PCTL <text:span text:style-name="T54">will</text:span> work. This process is generally implemented during system initialization. The SWM bit in the ECCR register is used to enable the continuous write mode, which needs to be set during the continuous write operation.</text:p>
      <text:p text:style-name="P59">The EEDR register is used for 8-bit byte mode interface, and E2PD0~3 is used for 32-bit mode read and write operations;</text:p>
      <text:p text:style-name="P59">The EEAR register is used to set the target address for reading and writing, and is also used to set the page address of the page erase operation. The page address is aligned in page units. The size of a page is 1K bytes. Note that the address specified by EEAR is a byte address.</text:p>
      <text:p text:style-name="P18"/>
      <text:p text:style-name="P32">The E2PCTL controller is mainly implemented by four registers: E2PCTL control status register EECR, ECCR; data register EEDR (E2PD0~E2PD3) and address register EEAR (EEARL/EEARH).</text:p>
      <text:p text:style-name="P32">The ECCR register is used to set the working state of E2PCTL. Most of the states need to be set before the E2PCTL work. This process is generally implemented during system initialization. The SWM bit in the ECCR register is used to enable the continuous write mode, which needs to be set during the continuous write operation.</text:p>
      <text:p text:style-name="P32">The EECR register is used to control the type of selection operation and is used to select an operation instruction, such as setting a read or erase command.</text:p>
      <text:p text:style-name="P32">The EEDR register is used for 8-bit byte mode interface, and E2PD0~3 is used for 32-bit mode read and write operations;</text:p>
      <text:p text:style-name="P32">The EEAR register is used to set the target address for reading and writing, and is also used to set the page address of the page erase operation. The page address is aligned in page unit units. The size of a page is 1K bytes. Note that the address specified by EEAR is a byte address.</text:p>
      <text:p text:style-name="P73"><text:bookmark-start text:name="__DdeLink__388_2932072134"/>E2PCTL控制器是工作主要通过4个寄存器实现,分别为E2PCTL控制状态寄存器EECR<text:bookmark-end text:name="__DdeLink__388_2932072134"/>、ECCR;数据寄存器EEDR(E2PD0~E2PD3)以及地址寄存器EEAR(EEARL/EEARH)。</text:p>
      <text:p text:style-name="P73">ECCR寄存器用于设置E2PCTL的工作状态,大部分状态需要在E2PCTL工作前设置完成,这个过程一般在系统初始化过程中实现。ECCR寄存器中的SWM位用于使能连续写模式,这个控制位需要在实现连续写操作过程中设置。</text:p>
      <text:p text:style-name="P73">EECR寄存器用于控制选择操作类型,用于选择操作指令,比如设置读、擦除命令。</text:p>
      <text:p text:style-name="P73">EEDR寄存器用于8位字节模式接口,E2PD0~3用于32位模式的读写操作;</text:p>
      <text:p text:style-name="P32">EEAR寄存器用于设置读,写的目标地址,也用于设置页擦除操作的页地址。页地址是已页位单位对齐的,一页的大小为1K字节,需要注意EEAR指定的地址是字节地址。</text:p>
      <text:p text:style-name="P18"/>
      <text:p text:style-name="P15">Access the FLASH <text:span text:style-name="T37">P</text:span>rogram <text:span text:style-name="T37">S</text:span>pace <text:span text:style-name="T37">T</text:span>hrough the E2PCTL <text:span text:style-name="T37">I</text:span>nterface:</text:p>
      <text:p text:style-name="P32">通过E2PCTL接口访问FLASH程序空间:</text:p>
      <text:p text:style-name="P18"/>
      <text:p text:style-name="P59"><text:soft-page-break/>The FLASH <text:span text:style-name="T54">P</text:span>rogram <text:span text:style-name="T54">Memory</text:span> can be read, writ<text:span text:style-name="T54">t</text:span>e<text:span text:style-name="T54">n</text:span>, and erased through the E2PCTL interface. Reading and writing to FLASH <text:span text:style-name="T55">Memory</text:span> only supports 32-bit access. The erase operation is in <text:span text:style-name="T54">Page </text:span>units <text:span text:style-name="T54">with</text:span> 1K bytes (256x32) <text:span text:style-name="T54">for</text:span> each page.</text:p>
      <text:p text:style-name="P59">Before writing <text:span text:style-name="T54">to </text:span>the FLASH program space, first erase the page where the target address is located. <text:span text:style-name="T54">When the E2PCTL controller is writing to </text:span>FLASH <text:span text:style-name="T54">P</text:span>rogram <text:span text:style-name="T54">Memory it</text:span> does not support continuous mode, users need to complete the <text:span text:style-name="T54">entire </text:span>write operation in order. The following is the process of erasing the FLASH <text:span text:style-name="T54">P</text:span>rogram <text:span text:style-name="T54">Memory</text:span>:</text:p>
      <text:p text:style-name="P18"/>
      <text:p text:style-name="P32">The FLASH program space can be read, write, and erased through the E2PCTL interface. Reading and writing to the FLASH space only supports 32-bit access width. The erase operation is in units of page bits, 1K bytes (256x32) of the size of each page.</text:p>
      <text:p text:style-name="P32">Before writing the FLASH program space, first erase the page where the target address is located. E2PCTL write FLASH program space does not support continuous mode, users need to complete the write operation in order. The following is the process of erasing the FLASH program space:</text:p>
      <text:p text:style-name="P74"><text:bookmark-start text:name="__DdeLink__391_2932072134"/>通过E2PCTL接口可以实现对FLASH程序空间的读写和擦除。对FLASH空间的读写仅支<text:bookmark-end text:name="__DdeLink__391_2932072134"/>持32位访问宽度。擦除操作以页位单位,每页的大小的1K字节(256x32)。</text:p>
      <text:p text:style-name="P33">在写FLASH程序空间之前,首先擦除目标地址所在的页面。E2PCTL写FLASH程序空间不支持连续模式,用户需要按顺序完成写操作。以下为擦写FLASH程序空间的流程:</text:p>
      <text:p text:style-name="P19"/>
      <text:p text:style-name="P19"/>
      <text:p text:style-name="P19"/>
      <text:p text:style-name="P19"/>
      <text:p text:style-name="P19"/>
      <text:p text:style-name="P19"/>
      <text:p text:style-name="P19"/>
      <text:p text:style-name="P66"/>
      <text:p text:style-name="P25"><text:bookmark-start text:name="__DdeLink__403_2932072134"/>1. <text:span text:style-name="T29">Program FLASH </text:span><text:span text:style-name="T30">P</text:span><text:span text:style-name="T29">age </text:span><text:span text:style-name="T30">E</text:span><text:span text:style-name="T29">rase </text:span><text:span text:style-name="T30">P</text:span><text:span text:style-name="T29">peration</text:span><text:line-break/>Set EEAR[14:0] to the target page address to be erased. The program FLASH page size is 1K bytes, so EEAR[14:10] will be used as the page address and EEAR[9:0] will be set to 0.<text:line-break/>Set EEPM[3:0]=1X01, where EEPM[2] can be set to 0 or 1<text:line-break/>Set EEMPE=1, and EEPE=0<text:line-break/>Set EEPE=1 in four cycles to start the program FLASH erase process<text:bookmark-end text:name="__DdeLink__403_2932072134"/></text:p>
      <text:p text:style-name="P25"/>
      <text:p text:style-name="P35">1. <text:span text:style-name="T29">Program FLASH </text:span><text:span text:style-name="T30">P</text:span><text:span text:style-name="T29">age </text:span><text:span text:style-name="T30">E</text:span><text:span text:style-name="T29">rase </text:span><text:span text:style-name="T30">P</text:span><text:span text:style-name="T29">peration</text:span><text:line-break/>Set EEAR[14:0] to the target page address to be erased. The program FLASH page size is 1K bytes, so EEAR[14:10] will be used as the page address and EEAR[9:0] will be set to 0.<text:line-break/>Set EEPM[3:0]=1X01, where EEPM[2] can be set to 0 or 1<text:line-break/>Set EEMPE=1, and EEPE=0<text:line-break/>Set EEPE=1 in four cycles to start the program FLASH erase process</text:p>
      <text:p text:style-name="P67"><text:bookmark-start text:name="__DdeLink__401_2932072134"/>1.<text:span text:style-name="T29">程序FLASH页擦除操作</text:span></text:p>
      <text:p text:style-name="P67">设置EEAR[14:0]为需要擦除的目标页地址,程序FLASH一页大小为1K字节,因此EEAR[14:10]将作为页地址,EEAR[9:0]设置为0</text:p>
      <text:p text:style-name="P67">设置EEPM[3:0]=1X01,其中EEPM[2]可设置为0或1</text:p>
      <text:p text:style-name="P67">设置EEMPE=1,同时EEPE=0</text:p>
      <text:p text:style-name="P26">在四个周期内,设置EEPE=1,启动程序FLASH擦除流程<text:bookmark-end text:name="__DdeLink__401_2932072134"/></text:p>
      <text:p text:style-name="P20"/>
      <text:p text:style-name="P20"/>
      <text:p text:style-name="P20">2. <text:span text:style-name="T29">Program FLASH </text:span><text:span text:style-name="T30">P</text:span><text:span text:style-name="T29">rogramming </text:span><text:span text:style-name="T30">O</text:span><text:span text:style-name="T29">peration</text:span></text:p>
      <text:p text:style-name="P20">Write E2PD0~3 to prepare 32-bit programming data</text:p>
      <text:p text:style-name="P20">Set EEAR to the destination address, where the address is 4 bytes aligned</text:p>
      <text:p text:style-name="P20">Set EEPM[3:0]=1X10, where EEPM[2] can be set to 0 or 1</text:p>
      <text:p text:style-name="P20"><text:soft-page-break/>Set EEMPE=1, and EEPE=0</text:p>
      <text:p text:style-name="P20">Set EEPE=1 in four cycles to start the FLASH programming process</text:p>
      <text:p text:style-name="P20"/>
      <text:p text:style-name="P67">2. <text:span text:style-name="T29">Program FLASH programming operation</text:span></text:p>
      <text:p text:style-name="P67">Write E2PD0~3 to prepare 32-bit programming data</text:p>
      <text:p text:style-name="P67">Set EEAR to the destination address, where the address is 4 bytes aligned</text:p>
      <text:p text:style-name="P67">Set EEPM[3:0]=1X10, where EEPM[2] can be set to 0 or 1</text:p>
      <text:p text:style-name="P67">Set EEMPE=1, and EEPE=0</text:p>
      <text:p text:style-name="P67">Set EEPE=1 in four cycles to start the FLASH programming process</text:p>
      <text:p text:style-name="P67"><text:bookmark-start text:name="__DdeLink__399_2932072134"/><text:bookmark-start text:name="__DdeLink__397_2932072134"/>2.<text:span text:style-name="T29">程序FLASH编程操作</text:span><text:bookmark-end text:name="__DdeLink__399_2932072134"/><text:bookmark-end text:name="__DdeLink__397_2932072134"/></text:p>
      <text:p text:style-name="P67">写E2PD0~3,准备32位编程数据</text:p>
      <text:p text:style-name="P67">设置EEAR为目标地址,此处地址为4字节对齐</text:p>
      <text:p text:style-name="P67">设置EEPM[3:0]=1X10,其中EEPM[2]可设置为0或1</text:p>
      <text:p text:style-name="P67">设置EEMPE=1,同时EEPE=0</text:p>
      <text:p text:style-name="P26">在四个周期内,设置EEPE=1,启动FLASH编程流程</text:p>
      <text:p text:style-name="P20"/>
      <text:p text:style-name="P48">{page 24}</text:p>
      <text:p text:style-name="P45"/>
      <text:p text:style-name="P12">Access the E2PROM Emulation Space via the E2PCTL Interface:</text:p>
      <text:p text:style-name="P44">通过E2PCTL接口访问E2PROM模拟空间:</text:p>
      <text:p text:style-name="P20"/>
      <text:p text:style-name="P20"/>
      <text:p text:style-name="P20">The E2PCTL controller accesses the data FLASH space by emulating the E2PROM interface logic. The analog E2PROM supports 8-bit, 16-bit, and 32-bit data width read and write access. The 8-bit byte mode has better compatibility with the E2PROM interface. The 32-bit mode is useful for improving storage efficiency and FLASH lifetime, so the 32-bit read/write mode is the recommended read/write mode. The E2PROM analog interface supports continuous read and write modes. In applications that require multiple consecutive addresses to be updated at one time, the advantages are obvious and recommended.</text:p>
      <text:p text:style-name="P20"/>
      <text:p text:style-name="P26">The E2PCTL controller accesses the data FLASH space by emulating the E2PROM interface logic. The analog E2PROM supports 8-bit, 16-bit, and 32-bit data width read and write access. The 8-bit byte mode has better compatibility with the E2PROM interface. The 32-bit mode is useful for improving storage efficiency and FLASH lifetime, so the 32-bit read/write mode is the recommended read/write mode. The E2PROM analog interface supports continuous read and write modes. In applications that require multiple consecutive addresses to be updated at one time, the advantages are obvious and recommended.</text:p>
      <text:p text:style-name="P27">E2PCTL控制器通过模拟E2PROM接口逻辑访问数据FLASH空间。模拟E2PROM支持8位、16位以及32位数据宽度的读写访问。8位字节模式对E2PROM接口具有更好的兼容性。32位模式有利于提高存储效率和FLASH的使用寿命,因此32位读写模式为建议的读写模式。E2PROM模拟接口支持连续读写模式,在需要一次更新多个连续地址的数据应用中,优势明显,建议采用。</text:p>
      <text:p text:style-name="P20"/>
      <text:p text:style-name="P20">For the LGT8F88P/168P, the data FLASH is an independent storage space. There is no need to configure and enable the FLASH data space through the ECCR register. LGT8F328P does not have independent data FLASH space, data FLASH and program FLASH share 32K bytes of FLASH space. The data FLASH partitioning function needs to be enabled through the ECCR register, and the size of the data FLASH is configured by the ECS[1:0] bits of the ECCR register. After the configuration takes effect, other usage methods are the same as those of the LGT8F88P/168P.</text:p>
      <text:p text:style-name="P20"/>
      <text:p text:style-name="P26">For the LGT8F88P/168P, the data FLASH is an independent storage space. There is no need to configure and enable the FLASH data space through the ECCR register. LGT8F328P does not have <text:soft-page-break/>independent data FLASH space, data FLASH and program FLASH share 32K bytes of FLASH space. The data FLASH partitioning function needs to be enabled through the ECCR register, and the size of the data FLASH is configured by the ECS[1:0] bits of the ECCR register. After the configuration takes effect, other usage methods are the same as those of the LGT8F88P/168P.</text:p>
      <text:p text:style-name="P27">对于LGT8F88P/168P,数据FLASH为独立的存储空间。无需通过ECCR寄存器配置和使能FLASH数据空间。LGT8F328P并没有独立的数据FLASH空间,数据FLASH与程序FLASH共享32K字节FLASH空间。需要通过ECCR寄存器使能数据FLASH分区功能,并通过ECCR寄存器的ECS[1:0]位配置数据FLASH的大小。配置生效后,其他使用方法与LGT8F88P/168P相同。</text:p>
      <text:p text:style-name="P21"/>
      <text:p text:style-name="P21"/>
      <text:p text:style-name="P21">When the FLASH controller implements the E2PROM interface, the logic for automatically erasing the data FLASH when necessary is implemented internally, so the EPROM erase command is optional. This command is only used when the user needs to perform separate erasure. The EECR register controls the erase/write timing of the FLASH, including the program FLASH and E2PROM. The specific type of operation needs to be set by EEPME and EEPM[3:0] of the EECR register. The read operation of the E2PROM is relatively simple. After setting the target address and mode, the EERE bit is written into the FLASH controller inside the FLASH controller. The user can read the byte of interest through the EEDR register. The FLASH controller does not implement the read operation of the FLASH space of the program. The user can conveniently use the LPM or read the LD/LDD/LDS instruction at the address of the data unified mapping space through the program FLASH.</text:p>
      <text:p text:style-name="P21"/>
      <text:p text:style-name="P27">When the FLASH controller implements the E2PROM interface, the logic for automatically erasing the data FLASH when necessary is implemented internally, so the EPROM erase command is optional. This command is only used when the user needs to perform separate erasure. The EECR register controls the erase/write timing of the FLASH, including the program FLASH and E2PROM. The specific type of operation needs to be set by EEPME and EEPM[3:0] of the EECR register. The read operation of the E2PROM is relatively simple. After setting the target address and mode, the EERE bit is written into the FLASH controller inside the FLASH controller. The user can read the byte of interest through the EEDR register. The FLASH controller does not implement the read operation of the FLASH space of the program. The user can conveniently use the LPM or read the LD/LDD/LDS instruction at the address of the data unified mapping space through the program FLASH.</text:p>
      <text:p text:style-name="P27">FLASH控制器在实现E2PROM接口时,内部已经实现了在必要时自动擦除数据FLASH的逻辑,所以EPROM擦除命令是可选的,这个命令只在用户需要单独执行擦除时使用。EECR寄存器控制FLASH的擦/写时序,包括程序FLASH和E2PROM。具体的操作类型需要通过EECR寄存器的EEPME和EEPM[3:0]设定。对E2PROM的读操作比较简单,在设置好目标地址和模式后,写EERE位即将目标地址对应的32位数据读入FLASH控制器内部,用户可以通过EEDR寄存器读取感兴趣的字节。FLASH控制器并没有实现对程序FLASH空间的读操作,用户可以方便的使用LPM或者通过程序FLASH在数据统一映射空间的地址处使用LD/LDD/LDS指令读取。</text:p>
      <text:p text:style-name="P21"/>
      <text:p text:style-name="P21">1. <text:span text:style-name="T29">8-bit </text:span><text:span text:style-name="T31">M</text:span><text:span text:style-name="T29">ode, </text:span><text:span text:style-name="T31">P</text:span><text:span text:style-name="T29">rogramming E2PROM</text:span></text:p>
      <text:p text:style-name="P21">Set the destination address to the EEARH/L register</text:p>
      <text:p text:style-name="P21">Set new data to the EEDR register</text:p>
      <text:p text:style-name="P21">Set EEPM[3:1]=000, EEPM[0] can be set to 0 or 1</text:p>
      <text:p text:style-name="P21">Set EEMPE=1, and EEPE=0</text:p>
      <text:p text:style-name="P21">Set EEPE=1 in four cycles</text:p>
      <text:p text:style-name="P21">When the setting is completed, the FLASH controller will start the programming operation, and the CPU will remain at the current instruction address during programming until the operation is completed. During the programming process, if the data FLASH needs to be erased, the FLASH controller will automatically start the erase process.</text:p>
      <text:p text:style-name="P21"><text:soft-page-break/></text:p>
      <text:p text:style-name="P27">1. <text:span text:style-name="T29">8-bit mode, programming E2PROM</text:span></text:p>
      <text:p text:style-name="P27">Set the destination address to the EEARH/L register</text:p>
      <text:p text:style-name="P27">Set new data to the EEDR register</text:p>
      <text:p text:style-name="P27">Set EEPM[3:1]=000, EEPM[0] can be set to 0 or 1</text:p>
      <text:p text:style-name="P27">Set EEMPE=1, and EEPE=0</text:p>
      <text:p text:style-name="P27">Set EEPE=1 in four cycles</text:p>
      <text:p text:style-name="P27">When the setting is completed, the FLASH controller will start the programming operation, and the CPU will remain at the current instruction address during programming until the operation is completed. During the programming process, if the data FLASH needs to be erased, the FLASH controller will automatically start the erase process.</text:p>
      <text:p text:style-name="P68">1. <text:span text:style-name="T29">8位模式,编程E2PROM</text:span></text:p>
      <text:p text:style-name="P68">设置目标地址到EEARH/L寄存器</text:p>
      <text:p text:style-name="P68">设置新的数据到EEDR寄存器</text:p>
      <text:p text:style-name="P68">设置EEPM[3:1]=000,EEPM[0]可设置为0或1</text:p>
      <text:p text:style-name="P68">设置EEMPE=1,同时EEPE=0</text:p>
      <text:p text:style-name="P68">在四个周期内,设置EEPE=1</text:p>
      <text:p text:style-name="P28">当设置完成后,FLASH控制器将启动编程操作,编程期间CPU将保持在当前的指令地址上,直到操作完成后才会继续运行。在编程过程中,如果需要擦除数据FLASH,FLASH控制器将会自动启动擦除流程。</text:p>
      <text:p text:style-name="P22"/>
      <text:p text:style-name="P22"/>
      <text:p text:style-name="P22"/>
      <text:p text:style-name="P22">2. 32-bit mode, programming E2PROM</text:p>
      <text:p text:style-name="P22">Prepare 32-bit data through E2PD0~3</text:p>
      <text:p text:style-name="P22">Set the destination address to the EEARH/L register. Note that this is a byte-aligned address. The FLASH controller uses EEAR[15:2] as the address to access the FLASH.</text:p>
      <text:p text:style-name="P22">Set EEPM[3:1]=010, EEPM[0] can be set to 0 or 1</text:p>
      <text:p text:style-name="P22">Set EEMPE=1, and EEPE=0</text:p>
      <text:p text:style-name="P22">Set EEPE=1 in four cycles</text:p>
      <text:p text:style-name="P22"/>
      <text:p text:style-name="P28">2. 32-bit mode, programming E2PROM</text:p>
      <text:p text:style-name="P28">Prepare 32-bit data through E2PD0~3</text:p>
      <text:p text:style-name="P28">Set the destination address to the EEARH/L register. Note that this is a byte-aligned address. The FLASH controller uses EEAR[15:2] as the address to access the FLASH.</text:p>
      <text:p text:style-name="P28">Set EEPM[3:1]=010, EEPM[0] can be set to 0 or 1</text:p>
      <text:p text:style-name="P28">Set EEMPE=1, and EEPE=0</text:p>
      <text:p text:style-name="P28">Set EEPE=1 in four cycles</text:p>
      <text:p text:style-name="P68"><text:bookmark-start text:name="__DdeLink__409_2932072134"/>2. 32位模式,编程E2PROM<text:bookmark-end text:name="__DdeLink__409_2932072134"/></text:p>
      <text:p text:style-name="P68">通过E2PD0~3,准备32位数据</text:p>
      <text:p text:style-name="P68">设置目标地址到EEARH/L寄存器。注意这里是字节对齐的地址,FLASH控制器用EEAR[15:2]作为访问FLASH的地址。</text:p>
      <text:p text:style-name="P68">设置EEPM[3:1]=010,EEPM[0]可设置为0或1</text:p>
      <text:p text:style-name="P68">设置EEMPE=1,同时EEPE=0</text:p>
      <text:p text:style-name="P28">在四个周期内,设置EEPE=1</text:p>
      <text:p text:style-name="P22"/>
      <text:p text:style-name="P22">3. <text:span text:style-name="T29">8-bit </text:span><text:span text:style-name="T32">M</text:span><text:span text:style-name="T29">ode, </text:span><text:span text:style-name="T32">R</text:span><text:span text:style-name="T29">ead E2PROM</text:span></text:p>
      <text:p text:style-name="P22">Set the destination address to the EEARH/L register</text:p>
      <text:p text:style-name="P22">Set EEPM[3:1]=000</text:p>
      <text:p text:style-name="P22">Set EERE=1 to start E2PROM read operation</text:p>
      <text:p text:style-name="P22">Wait 2 cycles (execute two NOP operations)</text:p>
      <text:p text:style-name="P22">The data corresponding to the target address is updated to the EEDR register.</text:p>
      <text:p text:style-name="P22"><text:soft-page-break/></text:p>
      <text:p text:style-name="P28">3. <text:span text:style-name="T29">8-bit mode, read E2PROM</text:span></text:p>
      <text:p text:style-name="P28">Set the destination address to the EEARH/L register</text:p>
      <text:p text:style-name="P28">Set EEPM[3:1]=000</text:p>
      <text:p text:style-name="P28">Set EERE=1 to start E2PROM read operation</text:p>
      <text:p text:style-name="P28">Wait 2 cycles (execute two NOP operations)</text:p>
      <text:p text:style-name="P28">The data corresponding to the target address is updated to the EEDR register.</text:p>
      <text:p text:style-name="P69">3. <text:span text:style-name="T29">8位模式,读E2PROM</text:span></text:p>
      <text:p text:style-name="P69">设置目标地址到EEARH/L寄存器</text:p>
      <text:p text:style-name="P69">设置EEPM[3:1]=000</text:p>
      <text:p text:style-name="P69">设置EERE=1启动E2PROM读操作</text:p>
      <text:p text:style-name="P69">等待2个周期(执行两个NOP操作)</text:p>
      <text:p text:style-name="P29">目标地址对应的数据被更新到EEDR寄存器</text:p>
      <text:p text:style-name="P23"/>
      <text:p text:style-name="P47">{page 25}</text:p>
      <text:p text:style-name="P46"/>
      <text:p text:style-name="P46">4. <text:span text:style-name="T29">32-bit Mode, Read E2PROM</text:span></text:p>
      <text:p text:style-name="P46">Set EEARH/L as the destination address, and the address is 4 bytes aligned.</text:p>
      <text:p text:style-name="P46">Set EEPM[3:1]=010 to enable 32-bit interface mode</text:p>
      <text:p text:style-name="P46">Set EERE=1 to start E2PROM read operation</text:p>
      <text:p text:style-name="P46">Wait 2 system clock cycles (execute two NOP instructions)</text:p>
      <text:p text:style-name="P46"/>
      <text:p text:style-name="P37">4. <text:span text:style-name="T29">32-bit mode, read E2PROM</text:span></text:p>
      <text:p text:style-name="P37">Set EEARH/L as the destination address, and the address is 4 bytes aligned.</text:p>
      <text:p text:style-name="P37">Set EEPM[3:1]=010 to enable 32-bit interface mode</text:p>
      <text:p text:style-name="P37">Set EERE=1 to start E2PROM read operation</text:p>
      <text:p text:style-name="P37">Wait 2 system clock cycles (execute two NOP instructions)</text:p>
      <text:p text:style-name="P69">4. <text:span text:style-name="T29">32位模式,读E2PROM</text:span></text:p>
      <text:p text:style-name="P69">设置EEARH/L为目标地址,地址为4字节对齐</text:p>
      <text:p text:style-name="P69">设置EEPM[3:1]=010,开启32位接口模式</text:p>
      <text:p text:style-name="P69">设置EERE=1,启动E2PROM读操作</text:p>
      <text:p text:style-name="P37">等待2个系统时钟周期(执行两个NOP指令)</text:p>
      <text:p text:style-name="P23"/>
      <text:p text:style-name="P23"/>
      <text:p text:style-name="P23">E2PCTL accesses the analog E2PROM space and supports continuous programming mode. The continuous access mode is very efficient for applications that need to update one data block at a time, and is also beneficial to improve the service life of FLASH. The continuous programming mode only supports 32-bit wide data programming operations.</text:p>
      <text:p text:style-name="P23">The continuous access mode is enabled by the SWM bit in the ECCR register. After the SWM is enabled, the next operation to write the analog E2PROM space through E2PCTL is in continuous programming mode. In continuous programming mode, the E2PCTL controller automatically processes the form feed based on the data within the target address. However, if a page change occurs during the continuous programming mode, the controller will not automatically exchange the data of the CP0/1 area during the continuous programming process, and will not update the page information.</text:p>
      <text:p text:style-name="P23">Before programming to the last operation, the continuous programming mode is turned off by clearing the SWM bit, and then the last programming operation is started in the non-SWM mode. After the programming is finished, E2PCTL will automatically copy the data of the CP0/1 area to the exchange page. And update the information of the exchange page to make it the current valid page, thus completing the entire continuous programming operation.</text:p>
      <text:p text:style-name="P23"/>
      <text:p text:style-name="P29"><text:soft-page-break/>E2PCTL accesses the analog E2PROM space and supports continuous programming mode. The continuous access mode is very efficient for applications that need to update one data block at a time, and is also beneficial to improve the service life of FLASH. The continuous programming mode only supports 32-bit wide data programming operations.</text:p>
      <text:p text:style-name="P29">The continuous access mode is enabled by the SWM bit in the ECCR register. After the SWM is enabled, the next operation to write the analog E2PROM space through E2PCTL is in continuous programming mode. In continuous programming mode, the E2PCTL controller automatically processes the form feed based on the data within the target address. However, if a page change occurs during the continuous programming mode, the controller will not automatically exchange the data of the CP0/1 area during the continuous programming process, and will not update the page information.</text:p>
      <text:p text:style-name="P29">Before programming to the last operation, the continuous programming mode is turned off by clearing the SWM bit, and then the last programming operation is started in the non-SWM mode. After the programming is finished, E2PCTL will automatically copy the data of the CP0/1 area to the exchange page. And update the information of the exchange page to make it the current valid page, thus completing the entire continuous programming operation.</text:p>
      <text:p text:style-name="P70">E2PCTL访问模拟E2PROM空间,支持连续编程模式,连续访问模式对于需要一次更新一个数据块的应用非常高效,也有利于提高FLASH的使用寿命。连续编程模式仅支持32位宽度的数据编程操作。</text:p>
      <text:p text:style-name="P70">连续访问模式通过ECCR寄存器的SWM位使能。SWM使能后,接下来通过E2PCTL写模拟E2PROM空间的操作都在连续编程模式。在连续编程模式下,E2PCTL控制器会根据目标地址内的数据情况自动处理换页。但在连续编程模式过程中如果发生换页,控制器在连续编程过程中,不会自动将CP0/1区域的数据交换,也不会更新页面信息。</text:p>
      <text:p text:style-name="P30">当连续编程到最后一次操作前,通过清零SWM位关闭连续编程模式,然后在非SWM模式下启动最后一次编程操作,编程结束后,E2PCTL会自动将CP0/1区域的数据复制到交换页,并更新交换页的信息,使之成为当前有效页,从而完成整个连续编程操作。</text:p>
      <text:p text:style-name="P24"/>
      <text:p text:style-name="P75"/>
      <text:p text:style-name="P75">5. <text:span text:style-name="T29">Continuous </text:span><text:span text:style-name="T33">P</text:span><text:span text:style-name="T29">rogramming </text:span><text:span text:style-name="T33">M</text:span><text:span text:style-name="T29">ode </text:span><text:span text:style-name="T33">O</text:span><text:span text:style-name="T29">peration </text:span><text:span text:style-name="T33">F</text:span><text:span text:style-name="T29">low:</text:span></text:p>
      <text:p text:style-name="P75">1. Configure the size of the data FLASH through ECCR and enable the SWM bit.</text:p>
      <text:p text:style-name="P75">2. Simulate the E2PROM area using 32-bit mode programming</text:p>
      <text:p text:style-name="P75">3. If it is not the last operation, go back to step 2 and continue programming the next data.</text:p>
      <text:p text:style-name="P75">4. If the last programming is reached, the continuous programming mode is first disabled by SWM, and then the last programming is completed using the operation flow of step 2.</text:p>
      <text:p text:style-name="P75"/>
      <text:p text:style-name="P70">5. Continuous programming mode operation flow:</text:p>
      <text:p text:style-name="P70">1. Configure the size of the data FLASH through ECCR and enable the SWM bit.</text:p>
      <text:p text:style-name="P70">2. Simulate the E2PROM area using 32-bit mode programming</text:p>
      <text:p text:style-name="P70">3. If it is not the last operation, go back to step 2 and continue programming the next data.</text:p>
      <text:p text:style-name="P70">4. If the last programming is reached, the continuous programming mode is first disabled by SWM, and then the last programming is completed using the operation flow of step 2.</text:p>
      <text:p text:style-name="P70"><text:bookmark-start text:name="__DdeLink__413_2932072134"/>5. 连续编程模式操作流程:<text:bookmark-end text:name="__DdeLink__413_2932072134"/></text:p>
      <text:p text:style-name="P70">1. 通过ECCR配置数据FLASH的大小,并使能SWM位</text:p>
      <text:p text:style-name="P70">2. 使用32位模式编程模拟E2PROM区域</text:p>
      <text:p text:style-name="P70">3. 如果不是最后一次操作,回到步骤2继续编程下一个数据</text:p>
      <text:p text:style-name="P30">4. 如果达到最后一次编程,首先通过SWM禁止连续编程模式,然后使用步骤2的操作流程完成最后一次编程</text:p>
      <text:p text:style-name="P24"/>
      <text:p text:style-name="P11">E2PCTL <text:span text:style-name="T38">E</text:span>fficient FLASH <text:span text:style-name="T38">D</text:span>ata <text:span text:style-name="T38">M</text:span>anagement</text:p>
      <text:p text:style-name="P30">E2PCTL高效FLASH数据管理</text:p>
      <text:p text:style-name="P24"/>
      <text:p text:style-name="P24"><text:soft-page-break/>In addition to the continuous programming mode, the E2PCTL controller can also independently control the data exchange copy of the page exchange process through the CP0/1 bit of the ECCR register. CP0/1 of the ECCR register is used to control the exchange operation of the CP0/1 area data in the current page during the page exchange process. Clearing the CP0/1 bit will not exchange data for the corresponding area in the current page during page exchange. This feature is provided by an efficient management method provided in this section.</text:p>
      <text:p text:style-name="P24">In the FLASH data update process, the most time consuming operation occurs during the swap page erase process. So we can address a data management method that minimizes the number of page erases, both to improve programming efficiency and to reduce lifetime loss.</text:p>
      <text:p text:style-name="P24"/>
      <text:p text:style-name="P30">In addition to the continuous programming mode, the E2PCTL controller can also independently control the data exchange copy of the page exchange process through the CP0/1 bit of the ECCR register. CP0/1 of the ECCR register is used to control the exchange operation of the CP0/1 area data in the current page during the page exchange process. Clearing the CP0/1 bit will not exchange data for the corresponding area in the current page during page exchange. This feature is provided by an efficient management method provided in this section.</text:p>
      <text:p text:style-name="P30">In the FLASH data update process, the most time consuming operation occurs during the swap page erase process. So we can address a data management method that minimizes the number of page erases, both to improve programming efficiency and to reduce lifetime loss.</text:p>
      <text:p text:style-name="P70">E2PCTL控制器除了实现连续编程模式,也可以通过ECCR寄存器的CP0/1位对页交换过程数据交换复制进行独立控制。ECCR寄存器的CP0/1分别用于控制页交换过程中对于当前页面中CP0/1区域数据的交换操作。清零CP0/1位,在页交换过程中将不会交换当前页中对应区域的数据。本节提供的一种高效管理方法,将会利用这一特性。</text:p>
      <text:p text:style-name="P30">在FLASH数据更新过程中,最为耗时的操作发生在交换页擦除过程。因此我们可以寻址一种最大限度减小页擦除次数的数据管理方法,既能提高编程效率,也能减少寿命损耗。</text:p>
      <text:p text:style-name="P24"/>
      <text:p text:style-name="P24"/>
      <text:p text:style-name="P75">Here we provide a reference algorithm for data block based data management applications:</text:p>
      <text:p text:style-name="P75">1. Assume that the user data is just a complete data block, the data block size is an integer multiple of 4 bytes;</text:p>
      <text:p text:style-name="P75">2. Each time the data update will update a complete data block</text:p>
      <text:p text:style-name="P75">3. In addition to storing user data, the data block information needs to store a block management information.</text:p>
      <text:p text:style-name="P75"/>
      <text:p text:style-name="P70">Here we provide a reference algorithm for data block based data management applications:</text:p>
      <text:p text:style-name="P70">1. Assume that the user data is just a complete data block, the data block size is an integer multiple of 4 bytes;</text:p>
      <text:p text:style-name="P70">2. Each time the data update will update a complete data block</text:p>
      <text:p text:style-name="P70">3. In addition to storing user data, the data block information needs to store a block management information.</text:p>
      <text:p text:style-name="P70">这里我们提供一种参考算法,适用于基于数据块数据管理应用:</text:p>
      <text:p text:style-name="P70">1. 假定用户数据只是一个完整的数据块,数据块大小 4 字节的整数倍;</text:p>
      <text:p text:style-name="P70">2. 每次数据更新将会更新一个完整的数据块</text:p>
      <text:p text:style-name="P30">3. 数据块信息除了存放用户数据, 还需要存放一个块管理信息</text:p>
      <text:p text:style-name="P24"/>
      <text:p text:style-name="P24"/>
      <text:p text:style-name="P24">Under the above three conditions, we can make full use of E2PCTL's continuous programming mode and automatic page exchange system to achieve a highly efficient FLASH data management method.</text:p>
      <text:p text:style-name="P24">Since each updated data is a data block of the same size, and each block of data structure has address information pointing to the next piece of data, we can program FLASH in address order <text:soft-page-break/>each time the data is updated, without having to do CP0/1. Data replication. At the same time, page erase does not occur because the data is updated to an erased area each time.</text:p>
      <text:p text:style-name="P24">When the data is written to the last block, the next data area pointed to by its structure information returns to the start address of the page. After the data write operation occurs, E2PCTL will initiate a page erase process and update the current active page.</text:p>
      <text:p text:style-name="P24"/>
      <text:p text:style-name="P24"/>
      <text:p text:style-name="P24"/>
      <text:p text:style-name="P24"/>
      <text:p text:style-name="P30">Under the above three conditions, we can make full use of E2PCTL's continuous programming mode and automatic page exchange system to achieve a highly efficient FLASH data management method.</text:p>
      <text:p text:style-name="P30">Since each updated data is a data block of the same size, and each block of data structure has address information pointing to the next piece of data, we can program FLASH in address order each time the data is updated, without having to do CP0/1. Data replication. At the same time, page erase does not occur because the data is updated to an erased area each time.</text:p>
      <text:p text:style-name="P30">When the data is written to the last block, the next data area pointed to by its structure information returns to the start address of the page. After the data write operation occurs, E2PCTL will initiate a page erase process and update the current active page.</text:p>
      <text:p text:style-name="P71">以上三个条件下,我们可以充分利用E2PCTL的连续编程模式和自动页交换机制,实现一个高效率的FLASH数据管理方法。</text:p>
      <text:p text:style-name="P71">由于是每次更新的数据为一个相同大小的数据块,并且每块数据结构中保存有指向下一块数据的地址信息,因此我们可以每次更新数据时按地址顺序编程FLASH,无需做CP0/1的数据复制。同时由于每次都是更新数据到一个已擦除的区域,也不会发生页擦除。</text:p>
      <text:p text:style-name="P31">当数据写完最后一块,其结构信息指向的下一块数据区回到页的起始地址。此后再发生数据写操作,E2PCTL将会启动一次页擦除过程,并更新当前活动页面。</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6:59:28.226436502</meta:creation-date>
    <dc:date>2019-10-21T18:39:57.033516314</dc:date>
    <meta:editing-duration>PT5H5M53S</meta:editing-duration>
    <meta:editing-cycles>26</meta:editing-cycles>
    <meta:generator>LibreOffice/6.2.7.1$Linux_X86_64 LibreOffice_project/20$Build-1</meta:generator>
    <meta:document-statistic meta:table-count="0" meta:image-count="0" meta:object-count="0" meta:page-count="15" meta:paragraph-count="273" meta:word-count="9955" meta:character-count="39624" meta:non-whitespace-character-count="34008"/>
  </office:meta>
</office:document-meta>
</file>